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6.995cm" table:align="left"/>
    </style:style>
    <style:style style:name="Tabela7.A" style:family="table-column">
      <style:table-column-properties style:column-width="4.905cm"/>
    </style:style>
    <style:style style:name="Tabela7.B" style:family="table-column">
      <style:table-column-properties style:column-width="3.235cm"/>
    </style:style>
    <style:style style:name="Tabela7.C" style:family="table-column">
      <style:table-column-properties style:column-width="6.107cm"/>
    </style:style>
    <style:style style:name="Tabela7.D" style:family="table-column">
      <style:table-column-properties style:column-width="2.748cm"/>
    </style:style>
    <style:style style:name="Tabe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7.D1" style:family="table-cell">
      <style:table-cell-properties fo:background-color="#cccccc" fo:padding="0.097cm" fo:border="0.05pt solid #000000">
        <style:background-image/>
      </style:table-cell-properties>
    </style:style>
    <style:style style:name="Tabela1" style:family="table">
      <style:table-properties style:width="16.995cm" table:align="left"/>
    </style:style>
    <style:style style:name="Tabela1.A" style:family="table-column">
      <style:table-column-properties style:column-width="4.905cm"/>
    </style:style>
    <style:style style:name="Tabela1.B" style:family="table-column">
      <style:table-column-properties style:column-width="3.194cm"/>
    </style:style>
    <style:style style:name="Tabela1.C" style:family="table-column">
      <style:table-column-properties style:column-width="6.147cm"/>
    </style:style>
    <style:style style:name="Tabela1.D" style:family="table-column">
      <style:table-column-properties style:column-width="2.748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8" style:family="table-row">
      <style:table-row-properties style:min-row-height="0.769cm"/>
    </style:style>
    <style:style style:name="Tabela5" style:family="table">
      <style:table-properties style:width="16.995cm" table:align="left"/>
    </style:style>
    <style:style style:name="Tabela5.A" style:family="table-column">
      <style:table-column-properties style:column-width="4.905cm"/>
    </style:style>
    <style:style style:name="Tabela5.B" style:family="table-column">
      <style:table-column-properties style:column-width="4.069cm"/>
    </style:style>
    <style:style style:name="Tabela5.C" style:family="table-column">
      <style:table-column-properties style:column-width="5.313cm"/>
    </style:style>
    <style:style style:name="Tabela5.D" style:family="table-column">
      <style:table-column-properties style:column-width="2.708cm"/>
    </style:style>
    <style:style style:name="Tabe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D1" style:family="table-cell">
      <style:table-cell-properties fo:background-color="#cccccc" fo:padding="0.097cm" fo:border="0.05pt solid #000000">
        <style:background-image/>
      </style:table-cell-properties>
    </style:style>
    <style:style style:name="Tabela2" style:family="table">
      <style:table-properties style:width="16.995cm" table:align="left"/>
    </style:style>
    <style:style style:name="Tabela2.A" style:family="table-column">
      <style:table-column-properties style:column-width="4.905cm"/>
    </style:style>
    <style:style style:name="Tabela2.B" style:family="table-column">
      <style:table-column-properties style:column-width="4.05cm"/>
    </style:style>
    <style:style style:name="Tabela2.C" style:family="table-column">
      <style:table-column-properties style:column-width="5.429cm"/>
    </style:style>
    <style:style style:name="Tabela2.D" style:family="table-column">
      <style:table-column-properties style:column-width="2.611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6" style:family="table">
      <style:table-properties style:width="16.995cm" table:align="left"/>
    </style:style>
    <style:style style:name="Tabela6.A" style:family="table-column">
      <style:table-column-properties style:column-width="4.905cm"/>
    </style:style>
    <style:style style:name="Tabela6.B" style:family="table-column">
      <style:table-column-properties style:column-width="4.069cm"/>
    </style:style>
    <style:style style:name="Tabela6.C" style:family="table-column">
      <style:table-column-properties style:column-width="4.581cm"/>
    </style:style>
    <style:style style:name="Tabela6.D" style:family="table-column">
      <style:table-column-properties style:column-width="3.44cm"/>
    </style:style>
    <style:style style:name="Tabe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6.D1" style:family="table-cell">
      <style:table-cell-properties fo:background-color="#ccccc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4" style:family="table">
      <style:table-properties style:width="16.96cm" fo:margin-left="0.035cm" table:align="left"/>
    </style:style>
    <style:style style:name="Tabela4.A" style:family="table-column">
      <style:table-column-properties style:column-width="4.865cm"/>
    </style:style>
    <style:style style:name="Tabela4.B" style:family="table-column">
      <style:table-column-properties style:column-width="3.969cm"/>
    </style:style>
    <style:style style:name="Tabela4.C" style:family="table-column">
      <style:table-column-properties style:column-width="4.863cm"/>
    </style:style>
    <style:style style:name="Tabela4.D" style:family="table-column">
      <style:table-column-properties style:column-width="3.263cm"/>
    </style:style>
    <style:style style:name="Tabela4.1" style:family="table-row">
      <style:table-row-properties style:min-row-height="0.672cm"/>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D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0.05pt solid #000000" fo:border-top="none" fo:border-bottom="0.05pt solid #000000"/>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none" fo:border-top="none" fo:border-bottom="0.05pt solid #000000"/>
    </style:style>
    <style:style style:name="Tabela4.D6"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2.833cm" style:rel-column-width="10922*"/>
    </style:style>
    <style:style style:name="Tabela3.E" style:family="table-column">
      <style:table-column-properties style:column-width="2.835cm" style:rel-column-width="10924*"/>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E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59ace4"/>
    </style:style>
    <style:style style:name="P5"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6"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1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4816d" style:font-size-asian="12pt" style:font-size-complex="12pt"/>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9ace4" officeooo:paragraph-rsid="0059ace4" style:font-size-asian="12pt" style:font-size-complex="12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59666" style:font-size-asian="12pt" style:font-size-complex="12pt"/>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699db" style:font-size-asian="12pt" style:font-size-complex="12pt"/>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508663" style:font-size-asian="12pt" style:font-size-complex="12pt"/>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6afb61"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20"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3b7d7" style:font-size-asian="12pt" style:font-size-complex="12pt"/>
    </style:style>
    <style:style style:name="P2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style>
    <style:style style:name="P22"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font-size-asian="10pt" style:font-size-complex="10pt"/>
    </style:style>
    <style:style style:name="P23"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b630d" officeooo:paragraph-rsid="00628b2e"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659666" officeooo:paragraph-rsid="00659666"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3b7d7"/>
    </style:style>
    <style:style style:name="P26"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59666"/>
    </style:style>
    <style:style style:name="P27"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76483"/>
    </style:style>
    <style:style style:name="P28"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color="#000000" style:font-name="Times New Roman1" fo:font-size="11pt" officeooo:rsid="00731891" officeooo:paragraph-rsid="00731891" style:font-size-asian="10pt" style:font-size-complex="10pt"/>
    </style:style>
    <style:style style:name="P29" style:family="paragraph" style:parent-style-name="Standard">
      <style:paragraph-properties style:line-height-at-least="0.176cm" fo:text-align="center" style:justify-single-word="false" fo:orphans="0" fo:widows="0"/>
      <style:text-properties fo:font-variant="small-caps" fo:font-size="8pt" fo:font-weight="bold" style:font-size-asian="8pt" style:font-weight-asian="bold" style:font-size-complex="8pt"/>
    </style:style>
    <style:style style:name="P30" style:family="paragraph" style:parent-style-name="Standard">
      <style:paragraph-properties style:line-height-at-least="0.176cm" fo:text-align="center" style:justify-single-word="false" fo:orphans="0" fo:widows="0" style:snap-to-layout-grid="false"/>
      <style:text-properties fo:font-variant="small-caps" fo:font-size="8pt" fo:font-weight="bold" style:font-size-asian="8pt" style:font-weight-asian="bold" style:font-size-complex="8pt"/>
    </style:style>
    <style:style style:name="P31" style:family="paragraph" style:parent-style-name="Standard">
      <style:text-properties officeooo:rsid="0063b7d7" officeooo:paragraph-rsid="0063b7d7"/>
    </style:style>
    <style:style style:name="P32" style:family="paragraph" style:parent-style-name="Standard">
      <style:text-properties officeooo:rsid="0063b7d7" officeooo:paragraph-rsid="00659666"/>
    </style:style>
    <style:style style:name="P33" style:family="paragraph" style:parent-style-name="Standard">
      <style:text-properties officeooo:rsid="0063b7d7" officeooo:paragraph-rsid="006699db"/>
    </style:style>
    <style:style style:name="P34" style:family="paragraph" style:parent-style-name="Standard">
      <style:text-properties fo:font-variant="normal" fo:text-transform="none" fo:color="#000000" style:font-name="Times New Roman" fo:font-size="6pt" fo:letter-spacing="normal" fo:font-style="normal" fo:font-weight="normal" officeooo:paragraph-rsid="0063b7d7" style:font-size-asian="5.25pt" style:font-size-complex="6pt"/>
    </style:style>
    <style:style style:name="P35"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style:font-size-asian="9pt" style:font-weight-asian="bold" style:font-size-complex="9pt" style:font-weight-complex="bold"/>
    </style:style>
    <style:style style:name="P36" style:family="paragraph" style:parent-style-name="Table_20_Contents">
      <style:paragraph-properties fo:text-align="justify" style:justify-single-word="false"/>
      <style:text-properties officeooo:rsid="005c888e" officeooo:paragraph-rsid="005c888e"/>
    </style:style>
    <style:style style:name="P37" style:family="paragraph" style:parent-style-name="Table_20_Contents">
      <style:paragraph-properties fo:text-align="center" style:justify-single-word="false"/>
      <style:text-properties officeooo:rsid="005c888e" officeooo:paragraph-rsid="005c888e"/>
    </style:style>
    <style:style style:name="P38" style:family="paragraph" style:parent-style-name="Table_20_Contents">
      <style:paragraph-properties fo:text-align="justify" style:justify-single-word="false"/>
      <style:text-properties officeooo:rsid="00703c3e" officeooo:paragraph-rsid="00703c3e"/>
    </style:style>
    <style:style style:name="P39" style:family="paragraph" style:parent-style-name="Table_20_Contents">
      <style:paragraph-properties fo:text-align="end" style:justify-single-word="false"/>
      <style:text-properties officeooo:rsid="00703c3e" officeooo:paragraph-rsid="00703c3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9ace4" style:font-size-asian="12pt" style:font-size-complex="12pt"/>
    </style:style>
    <style:style style:name="P42"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9ace4" officeooo:paragraph-rsid="0059ace4" style:font-size-asian="12pt" style:font-size-complex="12pt"/>
    </style:style>
    <style:style style:name="P43"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aa4fa" officeooo:paragraph-rsid="005aa4fa" style:font-size-asian="12pt" style:font-size-complex="12pt"/>
    </style:style>
    <style:style style:name="P44"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cc0066" style:font-name="Times New Roman1" fo:font-size="14pt" fo:letter-spacing="normal" fo:font-style="normal" fo:font-weight="normal" officeooo:paragraph-rsid="0059ace4"/>
    </style:style>
    <style:style style:name="P45"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officeooo:paragraph-rsid="0059ace4" style:font-size-asian="12pt" style:font-size-complex="12pt"/>
    </style:style>
    <style:style style:name="P4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1ff6ff" officeooo:paragraph-rsid="0063b7d7" style:font-size-asian="10pt" style:font-size-complex="10pt"/>
    </style:style>
    <style:style style:name="P4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4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63b7d7" style:font-size-asian="10pt" style:font-size-complex="10pt"/>
    </style:style>
    <style:style style:name="P4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3b7d7" style:font-size-asian="10pt" style:font-size-complex="10pt"/>
    </style:style>
    <style:style style:name="P5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59666" style:font-size-asian="10pt" style:font-size-complex="10pt"/>
    </style:style>
    <style:style style:name="P5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59666" officeooo:paragraph-rsid="00659666" style:font-size-asian="10pt" style:font-size-complex="10pt"/>
    </style:style>
    <style:style style:name="P5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6eeda" officeooo:paragraph-rsid="0066eeda" style:font-size-asian="10pt" style:font-size-complex="10pt"/>
    </style:style>
    <style:style style:name="P5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76483" officeooo:paragraph-rsid="00676483" style:font-size-asian="10pt" style:font-size-complex="10pt"/>
    </style:style>
    <style:style style:name="P5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paragraph-rsid="0063b7d7" style:font-size-asian="10pt" style:font-size-complex="10pt"/>
    </style:style>
    <style:style style:name="P5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rsid="00731891" officeooo:paragraph-rsid="00731891" style:font-size-asian="10pt" style:font-size-complex="10pt"/>
    </style:style>
    <style:style style:name="P56" style:family="paragraph" style:parent-style-name="Standard">
      <style:paragraph-properties fo:margin-left="0.071cm" fo:margin-right="0.071cm" fo:margin-top="0.071cm" fo:margin-bottom="0.141cm" style:contextual-spacing="false" fo:line-height="120%" fo:text-align="start" style:justify-single-word="false" fo:text-indent="0cm" style:auto-text-indent="false"/>
      <style:text-properties fo:font-variant="normal" fo:text-transform="none" fo:color="#000000" style:font-name="Times New Roman1" fo:font-size="12pt" fo:letter-spacing="normal" fo:font-style="normal" fo:font-weight="normal" officeooo:rsid="005b630d" officeooo:paragraph-rsid="0063b7d7" style:font-size-asian="12pt" style:font-weight-asian="normal" style:font-size-complex="12pt" style:font-weight-complex="normal"/>
    </style:style>
    <style:style style:name="P57"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59ace4"/>
    </style:style>
    <style:style style:name="P58" style:family="paragraph" style:parent-style-name="Table_20_Contents">
      <style:paragraph-properties fo:margin-left="0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59666" style:font-size-asian="9pt" style:font-size-complex="9pt"/>
    </style:style>
    <style:style style:name="P59"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6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76a9eb" style:font-size-asian="12pt" style:font-size-complex="12pt"/>
    </style:style>
    <style:style style:name="P6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62"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63"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464cm"/>
        </style:tab-stops>
      </style:paragraph-properties>
      <style:text-properties style:font-name="Times New Roman" fo:font-size="12pt" officeooo:paragraph-rsid="00770652" style:font-size-asian="12pt" style:font-size-complex="12pt"/>
    </style:style>
    <style:style style:name="P64"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789cbb"/>
    </style:style>
    <style:style style:name="P65"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66"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89cbb"/>
    </style:style>
    <style:style style:name="P67"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dfdf3"/>
    </style:style>
    <style:style style:name="P68"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69"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70"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71"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72"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73"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74"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75"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76"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77"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78"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79"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style:font-name="Times New Roman" fo:font-size="12pt" officeooo:paragraph-rsid="0076a9eb" style:font-size-asian="12pt" style:font-size-complex="12pt"/>
    </style:style>
    <style:style style:name="P80"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000000" style:font-name="Times New Roman" fo:font-size="12pt" fo:font-weight="normal" officeooo:paragraph-rsid="00574c9d" style:font-size-asian="12pt" style:font-size-complex="12pt"/>
    </style:style>
    <style:style style:name="P81"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style:font-name="Times New Roman" fo:font-size="12pt" officeooo:paragraph-rsid="0076a9eb" style:font-size-asian="12pt" style:font-size-complex="12pt"/>
    </style:style>
    <style:style style:name="P82"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officeooo:paragraph-rsid="0076a9eb"/>
    </style:style>
    <style:style style:name="P83" style:family="paragraph" style:parent-style-name="Text_20_body" style:list-style-name="L6"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000000" style:font-name="Times New Roman" fo:font-size="12pt" fo:font-weight="normal" officeooo:paragraph-rsid="00574c9d" style:font-size-asian="12pt" style:font-weight-asian="normal" style:font-size-complex="12pt" style:font-weight-complex="normal"/>
    </style:style>
    <style:style style:name="P84" style:family="paragraph" style:parent-style-name="Text_20_body" style:list-style-name="L1">
      <style:paragraph-properties fo:margin-top="0cm" fo:margin-bottom="0.199cm" style:contextual-spacing="false" fo:line-height="100%" fo:text-align="justify" style:justify-single-word="false" fo:orphans="2" fo:widows="2" fo:background-color="#ffffff">
        <style:tab-stops>
          <style:tab-stop style:position="0.397cm"/>
        </style:tab-stops>
        <style:background-image/>
      </style:paragraph-properties>
      <style:text-properties fo:font-variant="normal" fo:text-transform="none" fo:color="#000000" style:font-name="Times New Roman" fo:font-size="12pt" fo:letter-spacing="normal" fo:font-style="normal" fo:font-weight="normal" officeooo:rsid="00697af0" officeooo:paragraph-rsid="0076a9eb" style:font-size-asian="12pt" style:font-weight-asian="normal" style:font-size-complex="12pt" style:font-weight-complex="normal"/>
    </style:style>
    <style:style style:name="P85"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86"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87"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88" style:family="paragraph" style:parent-style-name="Text_20_body" style:list-style-name="L9"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78a5af" style:font-size-asian="12pt" style:font-size-complex="12pt"/>
    </style:style>
    <style:style style:name="P89"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90"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P91"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79e8fe"/>
    </style:style>
    <style:style style:name="P92"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fo:color="#000000" officeooo:paragraph-rsid="0079e8fe"/>
    </style:style>
    <style:style style:name="P9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94"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9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9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254b6d" officeooo:paragraph-rsid="007dfdf3" style:font-size-asian="12pt" style:font-size-complex="12pt"/>
    </style:style>
    <style:style style:name="P9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6a9eb" style:font-size-asian="12pt" style:font-size-complex="12pt"/>
    </style:style>
    <style:style style:name="P9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bd932" style:font-size-asian="12pt" style:font-size-complex="12pt"/>
    </style:style>
    <style:style style:name="P9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10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76a9eb" style:font-size-asian="12pt" style:font-size-complex="12pt"/>
    </style:style>
    <style:style style:name="P10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10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7bd932" officeooo:paragraph-rsid="007bd932" style:font-size-asian="12pt" style:font-size-complex="12pt"/>
    </style:style>
    <style:style style:name="P103" style:family="paragraph" style:parent-style-name="Text_20_body" style:list-style-name="L6">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color="#000000" officeooo:paragraph-rsid="007a9330"/>
    </style:style>
    <style:style style:name="P10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6afb61" style:font-size-asian="12pt" style:font-size-complex="12pt"/>
    </style:style>
    <style:style style:name="P105" style:family="paragraph" style:parent-style-name="Text_20_body" style:list-style-name="L6">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font-weight="normal" officeooo:paragraph-rsid="0080e248" style:font-weight-asian="normal" style:font-weight-complex="normal"/>
    </style:style>
    <style:style style:name="P106" style:family="paragraph" style:parent-style-name="Text_20_body" style:list-style-name="L6">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7a9330"/>
    </style:style>
    <style:style style:name="P107" style:family="paragraph" style:parent-style-name="Text_20_body" style:list-style-name="L6">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80bf91"/>
    </style:style>
    <style:style style:name="P108" style:family="paragraph" style:parent-style-name="Text_20_body" style:list-style-name="L6">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80e248"/>
    </style:style>
    <style:style style:name="P109"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110" style:family="paragraph" style:parent-style-name="Text_20_body" style:list-style-name="L1">
      <style:paragraph-properties fo:margin-left="0.018cm" fo:margin-right="0cm" fo:margin-top="0cm" fo:margin-bottom="0.199cm" style:contextual-spacing="false" fo:line-height="100%" fo:text-align="justify" style:justify-single-word="false" fo:orphans="2" fo:widows="2" fo:text-indent="0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11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11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63b7d7" style:font-size-asian="10pt" style:font-size-complex="10pt"/>
    </style:style>
    <style:style style:name="T1" style:family="text">
      <style:text-properties style:font-name="Times New Roman1" fo:font-style="normal" fo:font-weight="bold" style:font-weight-asian="bold" style:font-weight-complex="bold"/>
    </style:style>
    <style:style style:name="T2" style:family="text">
      <style:text-properties style:font-name="Times New Roman1" fo:font-size="14pt" fo:font-style="normal" fo:font-weight="bold" style:font-size-asian="14pt" style:font-weight-asian="bold" style:font-size-complex="14pt" style:font-weight-complex="bold"/>
    </style:style>
    <style:style style:name="T3" style:family="text">
      <style:text-properties style:font-name="Times New Roman1" fo:font-size="14pt" officeooo:rsid="00659666" style:font-weight-asian="normal" style:font-weight-complex="normal"/>
    </style:style>
    <style:style style:name="T4" style:family="text">
      <style:text-properties style:font-name="Times New Roman1" style:font-weight-asian="normal" style:font-weight-complex="normal"/>
    </style:style>
    <style:style style:name="T5" style:family="text">
      <style:text-properties style:font-name="Times New Roman1" officeooo:rsid="005b630d" style:font-weight-asian="normal" style:font-weight-complex="normal"/>
    </style:style>
    <style:style style:name="T6" style:family="text">
      <style:text-properties style:font-name="Times New Roman1" fo:font-weight="bold" style:font-weight-asian="bold" style:font-weight-complex="bold"/>
    </style:style>
    <style:style style:name="T7" style:family="text">
      <style:text-properties fo:font-variant="normal" fo:text-transform="none" fo:color="#000000" style:font-name="Times New Roman1" fo:font-size="4pt" fo:letter-spacing="normal" fo:font-style="normal" fo:font-weight="bold" style:font-size-asian="3.5pt" style:font-size-complex="4pt"/>
    </style:style>
    <style:style style:name="T8" style:family="text">
      <style:text-properties fo:font-variant="normal" fo:text-transform="none" fo:color="#000000" style:font-name="Times New Roman1" fo:font-size="12pt" fo:letter-spacing="normal" fo:font-style="normal" fo:font-weight="normal" style:font-size-asian="12pt" style:font-size-complex="12pt"/>
    </style:style>
    <style:style style:name="T9"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0"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59ace4"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74fb62"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19"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20" style:family="text">
      <style:text-properties fo:font-variant="normal" fo:text-transform="none" fo:color="#000000" style:font-name="Times New Roman1" fo:font-size="12pt" fo:letter-spacing="normal" fo:font-style="normal" fo:font-weight="normal" officeooo:rsid="007a9330" style:font-size-asian="12pt" style:font-size-complex="12pt"/>
    </style:style>
    <style:style style:name="T21" style:family="text">
      <style:text-properties fo:font-variant="normal" fo:text-transform="none" fo:color="#000000" style:font-name="Times New Roman1" fo:font-size="12pt" fo:letter-spacing="normal" fo:font-style="normal" fo:font-weight="normal" officeooo:rsid="007dfdf3" style:font-size-asian="12pt" style:font-size-complex="12pt"/>
    </style:style>
    <style:style style:name="T22" style:family="text">
      <style:text-properties fo:font-variant="normal" fo:text-transform="none" fo:color="#000000" style:font-name="Times New Roman1" fo:font-size="12pt" fo:letter-spacing="normal" fo:font-style="normal" fo:font-weight="normal" officeooo:rsid="0080bf91" style:font-size-asian="12pt" style:font-size-complex="12pt"/>
    </style:style>
    <style:style style:name="T23" style:family="text">
      <style:text-properties fo:font-variant="normal" fo:text-transform="none" fo:color="#000000" style:font-name="Times New Roman1" fo:font-size="12pt" fo:letter-spacing="normal" fo:font-style="normal" fo:font-weight="normal" officeooo:rsid="0080e248" style:font-size-asian="12pt" style:font-size-complex="12pt"/>
    </style:style>
    <style:style style:name="T24"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Times New Roman1" fo:font-size="12pt" fo:letter-spacing="normal" fo:font-style="normal" fo:font-weight="normal" officeooo:rsid="005b630d" style:font-size-asian="12pt" style:font-weight-asian="normal" style:font-size-complex="12pt" style:font-weight-complex="normal"/>
    </style:style>
    <style:style style:name="T26" style:family="text">
      <style:text-properties fo:font-variant="normal" fo:text-transform="none" fo:color="#000000" style:font-name="Times New Roman1" fo:font-size="12pt" fo:letter-spacing="normal" fo:font-style="normal" fo:font-weight="normal" officeooo:rsid="0059ace4" style:font-size-asian="12pt" style:font-weight-asian="normal" style:font-size-complex="12pt" style:font-weight-complex="normal"/>
    </style:style>
    <style:style style:name="T27" style:family="text">
      <style:text-properties fo:font-variant="normal" fo:text-transform="none" fo:color="#000000" style:font-name="Times New Roman1" fo:font-size="12pt" fo:letter-spacing="normal" fo:font-style="normal" fo:font-weight="normal" officeooo:rsid="0080bf91" style:font-size-asian="12pt" style:font-weight-asian="bold" style:font-size-complex="12pt" style:font-weight-complex="bold"/>
    </style:style>
    <style:style style:name="T28"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30" style:family="text">
      <style:text-properties fo:font-variant="normal" fo:text-transform="none" fo:color="#000000" style:font-name="Times New Roman1" fo:font-size="12pt" fo:letter-spacing="normal" fo:font-style="normal" fo:font-weight="bold" officeooo:rsid="0059ace4" style:font-size-asian="12pt" style:font-weight-asian="bold" style:font-size-complex="12pt" style:font-weight-complex="bold"/>
    </style:style>
    <style:style style:name="T31" style:family="text">
      <style:text-properties fo:font-variant="normal" fo:text-transform="none" fo:color="#000000" style:font-name="Times New Roman1" fo:font-size="12pt" fo:letter-spacing="normal" fo:font-style="normal" fo:font-weight="bold" officeooo:rsid="006d8d1e" style:font-size-asian="12pt" style:font-weight-asian="bold" style:font-size-complex="12pt" style:font-weight-complex="bold"/>
    </style:style>
    <style:style style:name="T32" style:family="text">
      <style:text-properties fo:font-variant="normal" fo:text-transform="none" fo:color="#000000" style:font-name="Times New Roman1" fo:font-size="12pt" fo:letter-spacing="normal" fo:font-style="normal" fo:font-weight="bold" officeooo:rsid="00480214" style:font-size-asian="12pt" style:font-weight-asian="bold" style:font-size-complex="12pt" style:font-weight-complex="bold"/>
    </style:style>
    <style:style style:name="T33"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34"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35" style:family="text">
      <style:text-properties fo:font-variant="normal" fo:text-transform="none" fo:color="#000000" style:font-name="Times New Roman1" fo:font-size="12pt" fo:letter-spacing="normal" fo:font-style="normal" fo:font-weight="bold" officeooo:rsid="007a9330" style:font-size-asian="12pt" style:font-weight-asian="bold" style:font-size-complex="12pt" style:font-weight-complex="bold"/>
    </style:style>
    <style:style style:name="T36" style:family="text">
      <style:text-properties fo:font-variant="normal" fo:text-transform="none" fo:color="#000000" style:font-name="Times New Roman1" fo:font-size="12pt" fo:letter-spacing="normal" fo:font-style="normal" fo:font-weight="bold" officeooo:rsid="0080bf91" style:font-size-asian="12pt" style:font-weight-asian="bold" style:font-size-complex="12pt" style:font-weight-complex="bold"/>
    </style:style>
    <style:style style:name="T37" style:family="text">
      <style:text-properties fo:font-variant="normal" fo:text-transform="none" fo:color="#000000" style:font-name="Times New Roman1" fo:font-size="12pt" fo:letter-spacing="normal" fo:font-style="normal" fo:font-weight="bold" officeooo:rsid="0080e248" style:font-size-asian="12pt" style:font-weight-asian="bold" style:font-size-complex="12pt" style:font-weight-complex="bold"/>
    </style:style>
    <style:style style:name="T38" style:family="text">
      <style:text-properties fo:font-variant="normal" fo:text-transform="none" fo:color="#000000" style:font-name="Times New Roman1" fo:font-size="12pt" fo:letter-spacing="normal" fo:font-style="normal" fo:font-weight="bold" style:font-size-asian="12pt" style:font-size-complex="12pt"/>
    </style:style>
    <style:style style:name="T39"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40" style:family="text">
      <style:text-properties fo:font-variant="normal" fo:text-transform="none" fo:color="#000000" style:font-name="Times New Roman1" fo:font-size="12pt" fo:letter-spacing="normal" fo:font-style="normal" fo:font-weight="bold" officeooo:rsid="0020c3ed" style:font-size-asian="12pt" style:font-size-complex="12pt"/>
    </style:style>
    <style:style style:name="T41"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42" style:family="text">
      <style:text-properties fo:font-variant="normal" fo:text-transform="none" fo:color="#000000" style:font-name="Times New Roman1" fo:font-size="12pt" fo:letter-spacing="normal" fo:font-style="normal" officeooo:rsid="0080e248" style:font-size-asian="12pt" style:font-size-complex="12pt"/>
    </style:style>
    <style:style style:name="T43" style:family="text">
      <style:text-properties fo:font-variant="normal" fo:text-transform="none" fo:color="#000000" style:font-name="Times New Roman1" fo:font-size="14pt" fo:letter-spacing="normal" fo:font-style="normal" fo:font-weight="bold" officeooo:rsid="005b630d" style:font-size-asian="12pt" style:font-weight-asian="bold" style:font-size-complex="12pt" style:font-weight-complex="bold"/>
    </style:style>
    <style:style style:name="T44"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45" style:family="text">
      <style:text-properties fo:font-variant="normal" fo:text-transform="none" fo:color="#000000" fo:font-size="10pt" fo:letter-spacing="normal" fo:font-style="normal" fo:font-weight="normal" officeooo:rsid="001ff6ff" style:font-size-asian="10pt" style:font-weight-asian="normal" style:font-size-complex="10pt" style:font-weight-complex="normal"/>
    </style:style>
    <style:style style:name="T46" style:family="text">
      <style:text-properties fo:font-variant="normal" fo:text-transform="none" fo:color="#000000" fo:font-size="10pt" fo:letter-spacing="normal" fo:font-style="normal" fo:font-weight="normal" officeooo:rsid="00659666" style:font-size-asian="10pt" style:font-weight-asian="normal" style:font-size-complex="10pt" style:font-weight-complex="normal"/>
    </style:style>
    <style:style style:name="T47" style:family="text">
      <style:text-properties fo:font-variant="normal" fo:text-transform="none" fo:color="#000000" fo:font-size="10pt" fo:letter-spacing="normal" fo:font-style="normal" fo:font-weight="normal" officeooo:rsid="00676483" style:font-size-asian="10pt" style:font-weight-asian="normal" style:font-size-complex="10pt" style:font-weight-complex="normal"/>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style:font-weight-asian="normal" style:font-weight-complex="normal"/>
    </style:style>
    <style:style style:name="T50" style:family="text">
      <style:text-properties fo:font-variant="normal" fo:text-transform="none" fo:color="#000000" fo:letter-spacing="normal" fo:font-style="normal" fo:font-weight="normal" officeooo:rsid="00243d9c" style:font-weight-asian="normal" style:font-weight-complex="normal"/>
    </style:style>
    <style:style style:name="T51" style:family="text">
      <style:text-properties fo:font-variant="normal" fo:text-transform="none" fo:color="#000000" fo:letter-spacing="normal" fo:font-style="normal" fo:font-weight="normal" officeooo:rsid="0020c3ed" style:font-weight-asian="normal" style:font-weight-complex="normal"/>
    </style:style>
    <style:style style:name="T52" style:family="text">
      <style:text-properties fo:font-variant="normal" fo:text-transform="none" fo:color="#000000" fo:letter-spacing="normal" fo:font-style="normal" fo:font-weight="normal" officeooo:rsid="00223e32" style:font-weight-asian="normal" style:font-weight-complex="normal"/>
    </style:style>
    <style:style style:name="T53" style:family="text">
      <style:text-properties fo:font-variant="normal" fo:text-transform="none" fo:color="#000000" fo:letter-spacing="normal" fo:font-style="normal" fo:font-weight="normal" officeooo:rsid="0024f462" style:font-weight-asian="normal" style:font-weight-complex="normal"/>
    </style:style>
    <style:style style:name="T54" style:family="text">
      <style:text-properties fo:font-variant="normal" fo:text-transform="none" fo:color="#000000" fo:letter-spacing="normal" fo:font-style="normal" fo:font-weight="normal" officeooo:rsid="00697af0" style:font-weight-asian="normal" style:font-weight-complex="normal"/>
    </style:style>
    <style:style style:name="T55" style:family="text">
      <style:text-properties fo:font-variant="normal" fo:text-transform="none" fo:color="#000000" fo:letter-spacing="normal" fo:font-style="normal" fo:font-weight="normal" officeooo:rsid="006afb61" style:font-weight-asian="normal" style:font-weight-complex="normal"/>
    </style:style>
    <style:style style:name="T56" style:family="text">
      <style:text-properties fo:font-variant="normal" fo:text-transform="none" fo:color="#000000" fo:letter-spacing="normal" fo:font-style="normal" fo:font-weight="normal" officeooo:rsid="006d8d1e" style:font-weight-asian="normal" style:font-weight-complex="normal"/>
    </style:style>
    <style:style style:name="T57" style:family="text">
      <style:text-properties fo:font-variant="normal" fo:text-transform="none" fo:color="#000000" fo:letter-spacing="normal" fo:font-style="normal" fo:font-weight="normal" officeooo:rsid="0068e0e2" style:font-weight-asian="normal" style:font-weight-complex="normal"/>
    </style:style>
    <style:style style:name="T58" style:family="text">
      <style:text-properties fo:font-variant="normal" fo:text-transform="none" fo:color="#000000" fo:letter-spacing="normal" fo:font-style="normal" fo:font-weight="normal" officeooo:rsid="0045075a" style:font-weight-asian="normal" style:font-weight-complex="normal"/>
    </style:style>
    <style:style style:name="T59" style:family="text">
      <style:text-properties fo:font-variant="normal" fo:text-transform="none" fo:color="#000000" fo:letter-spacing="normal" fo:font-style="normal" fo:font-weight="normal" officeooo:rsid="006ff48a" style:font-weight-asian="normal" style:font-weight-complex="normal"/>
    </style:style>
    <style:style style:name="T60" style:family="text">
      <style:text-properties fo:font-variant="normal" fo:text-transform="none" fo:color="#000000" fo:letter-spacing="normal" fo:font-style="normal" fo:font-weight="normal" officeooo:rsid="0080bf91" style:font-weight-asian="normal" style:font-weight-complex="normal"/>
    </style:style>
    <style:style style:name="T61" style:family="text">
      <style:text-properties fo:font-variant="normal" fo:text-transform="none" fo:color="#000000" fo:letter-spacing="normal" fo:font-style="normal" fo:font-weight="normal" officeooo:rsid="0020c3ed"/>
    </style:style>
    <style:style style:name="T62" style:family="text">
      <style:text-properties fo:font-variant="normal" fo:text-transform="none" fo:color="#000000" fo:letter-spacing="normal" fo:font-style="normal" fo:font-weight="normal" officeooo:rsid="00223e32"/>
    </style:style>
    <style:style style:name="T63" style:family="text">
      <style:text-properties fo:font-variant="normal" fo:text-transform="none" fo:color="#000000" fo:letter-spacing="normal" fo:font-style="normal" fo:font-weight="normal" officeooo:rsid="00243d9c"/>
    </style:style>
    <style:style style:name="T64" style:family="text">
      <style:text-properties fo:font-variant="normal" fo:text-transform="none" fo:color="#000000" fo:letter-spacing="normal" fo:font-style="normal" fo:font-weight="normal" officeooo:rsid="00254b6d"/>
    </style:style>
    <style:style style:name="T65" style:family="text">
      <style:text-properties fo:font-variant="normal" fo:text-transform="none" fo:color="#000000" fo:letter-spacing="normal" fo:font-style="normal" fo:font-weight="normal" officeooo:rsid="002f514b"/>
    </style:style>
    <style:style style:name="T66" style:family="text">
      <style:text-properties fo:font-variant="normal" fo:text-transform="none" fo:color="#000000" fo:letter-spacing="normal" fo:font-style="normal" fo:font-weight="normal" officeooo:rsid="003c6855"/>
    </style:style>
    <style:style style:name="T67" style:family="text">
      <style:text-properties fo:font-variant="normal" fo:text-transform="none" fo:color="#000000" fo:letter-spacing="normal" fo:font-style="normal" fo:font-weight="normal" officeooo:rsid="003120a7"/>
    </style:style>
    <style:style style:name="T68" style:family="text">
      <style:text-properties fo:font-variant="normal" fo:text-transform="none" fo:color="#000000" fo:letter-spacing="normal" fo:font-style="normal" fo:font-weight="normal" officeooo:rsid="0024f9b7" style:font-weight-asian="bold" style:font-weight-complex="bold"/>
    </style:style>
    <style:style style:name="T69" style:family="text">
      <style:text-properties fo:font-variant="normal" fo:text-transform="none" fo:color="#000000" fo:letter-spacing="normal" fo:font-style="normal" fo:font-weight="normal" officeooo:rsid="00254b6d" style:font-weight-asian="bold" style:font-weight-complex="bold"/>
    </style:style>
    <style:style style:name="T70" style:family="text">
      <style:text-properties fo:font-variant="normal" fo:text-transform="none" fo:color="#000000" fo:letter-spacing="normal" fo:font-style="normal" fo:font-weight="normal" officeooo:rsid="002f514b" style:font-weight-asian="bold" style:font-weight-complex="bold"/>
    </style:style>
    <style:style style:name="T71" style:family="text">
      <style:text-properties fo:font-variant="normal" fo:text-transform="none" fo:color="#000000" fo:letter-spacing="normal" fo:font-style="normal" fo:font-weight="normal" officeooo:rsid="00457f10" style:font-weight-asian="bold" style:font-weight-complex="bold"/>
    </style:style>
    <style:style style:name="T72" style:family="text">
      <style:text-properties fo:font-variant="normal" fo:text-transform="none" fo:color="#000000" fo:letter-spacing="normal" fo:font-style="normal" fo:font-weight="normal" officeooo:rsid="004e2477" style:font-weight-asian="bold" style:font-weight-complex="bold"/>
    </style:style>
    <style:style style:name="T73" style:family="text">
      <style:text-properties fo:font-variant="normal" fo:text-transform="none" fo:color="#000000" fo:letter-spacing="normal" fo:font-style="normal" fo:font-weight="normal" officeooo:rsid="004ee2fd" style:font-weight-asian="bold" style:font-weight-complex="bold"/>
    </style:style>
    <style:style style:name="T74" style:family="text">
      <style:text-properties fo:font-variant="normal" fo:text-transform="none" fo:color="#000000" fo:letter-spacing="normal" fo:font-style="normal" fo:font-weight="normal" officeooo:rsid="0054daaf" style:font-weight-asian="bold" style:font-weight-complex="bold"/>
    </style:style>
    <style:style style:name="T75" style:family="text">
      <style:text-properties fo:font-variant="normal" fo:text-transform="none" fo:color="#000000" fo:letter-spacing="normal" fo:font-style="normal" fo:font-weight="normal" officeooo:rsid="005db32c" style:font-weight-asian="bold" style:font-weight-complex="bold"/>
    </style:style>
    <style:style style:name="T76" style:family="text">
      <style:text-properties fo:font-variant="normal" fo:text-transform="none" fo:color="#000000" fo:letter-spacing="normal" fo:font-style="normal" fo:font-weight="normal" officeooo:rsid="0037d86e" style:font-weight-asian="bold" style:font-weight-complex="bold"/>
    </style:style>
    <style:style style:name="T77" style:family="text">
      <style:text-properties fo:font-variant="normal" fo:text-transform="none" fo:color="#000000" fo:letter-spacing="normal" fo:font-style="normal" fo:font-weight="normal" officeooo:rsid="00407dd0" style:font-weight-asian="bold" style:font-weight-complex="bold"/>
    </style:style>
    <style:style style:name="T78" style:family="text">
      <style:text-properties fo:font-variant="normal" fo:text-transform="none" fo:color="#000000" fo:letter-spacing="normal" fo:font-style="normal" fo:font-weight="normal" officeooo:rsid="004354c0" style:font-weight-asian="bold" style:font-weight-complex="bold"/>
    </style:style>
    <style:style style:name="T79" style:family="text">
      <style:text-properties fo:font-variant="normal" fo:text-transform="none" fo:color="#000000" fo:letter-spacing="normal" fo:font-style="normal" fo:font-weight="normal" officeooo:rsid="004268cc" style:font-weight-asian="bold" style:font-weight-complex="bold"/>
    </style:style>
    <style:style style:name="T80" style:family="text">
      <style:text-properties fo:font-variant="normal" fo:text-transform="none" fo:color="#000000" fo:letter-spacing="normal" fo:font-style="normal" fo:font-weight="normal" officeooo:rsid="00505e8a" style:font-weight-asian="bold" style:font-weight-complex="bold"/>
    </style:style>
    <style:style style:name="T81" style:family="text">
      <style:text-properties fo:font-variant="normal" fo:text-transform="none" fo:color="#000000" fo:letter-spacing="normal" fo:font-style="normal" fo:font-weight="normal" officeooo:rsid="0039204a" style:font-weight-asian="bold" style:font-weight-complex="bold"/>
    </style:style>
    <style:style style:name="T82" style:family="text">
      <style:text-properties fo:font-variant="normal" fo:text-transform="none" fo:color="#000000" fo:letter-spacing="normal" fo:font-style="normal" fo:font-weight="normal" officeooo:rsid="0078a5af" style:font-weight-asian="bold" style:font-weight-complex="bold"/>
    </style:style>
    <style:style style:name="T83" style:family="text">
      <style:text-properties fo:font-variant="normal" fo:text-transform="none" fo:color="#000000" fo:letter-spacing="normal" fo:font-style="normal" fo:font-weight="normal" officeooo:rsid="0028f814"/>
    </style:style>
    <style:style style:name="T84" style:family="text">
      <style:text-properties fo:font-variant="normal" fo:text-transform="none" fo:color="#000000" fo:letter-spacing="normal" fo:font-style="normal" fo:font-weight="normal" officeooo:rsid="0045075a"/>
    </style:style>
    <style:style style:name="T85" style:family="text">
      <style:text-properties fo:font-variant="normal" fo:text-transform="none" fo:color="#000000" fo:letter-spacing="normal" fo:font-style="normal" fo:font-weight="normal" officeooo:rsid="004d5e8c"/>
    </style:style>
    <style:style style:name="T86" style:family="text">
      <style:text-properties fo:font-variant="normal" fo:text-transform="none" fo:color="#000000" fo:letter-spacing="normal" fo:font-style="normal" fo:font-weight="normal" officeooo:rsid="004ee2fd"/>
    </style:style>
    <style:style style:name="T87" style:family="text">
      <style:text-properties fo:font-variant="normal" fo:text-transform="none" fo:color="#000000" fo:letter-spacing="normal" fo:font-style="normal" fo:font-weight="normal" officeooo:rsid="00508663"/>
    </style:style>
    <style:style style:name="T88" style:family="text">
      <style:text-properties fo:font-variant="normal" fo:text-transform="none" fo:color="#000000" fo:letter-spacing="normal" fo:font-style="normal" fo:font-weight="normal" officeooo:rsid="005284bf"/>
    </style:style>
    <style:style style:name="T89" style:family="text">
      <style:text-properties fo:font-variant="normal" fo:text-transform="none" fo:color="#000000" fo:letter-spacing="normal" fo:font-style="normal" fo:font-weight="normal" officeooo:rsid="0059ace4"/>
    </style:style>
    <style:style style:name="T90" style:family="text">
      <style:text-properties fo:font-variant="normal" fo:text-transform="none" fo:color="#000000" fo:letter-spacing="normal" fo:font-style="normal" fo:font-weight="normal" officeooo:rsid="005c888e"/>
    </style:style>
    <style:style style:name="T91" style:family="text">
      <style:text-properties fo:font-variant="normal" fo:text-transform="none" fo:color="#000000" fo:letter-spacing="normal" fo:font-style="normal" fo:font-weight="normal" officeooo:rsid="005db32c"/>
    </style:style>
    <style:style style:name="T92" style:family="text">
      <style:text-properties fo:font-variant="normal" fo:text-transform="none" fo:color="#000000" fo:letter-spacing="normal" fo:font-style="normal" fo:font-weight="normal" officeooo:rsid="00697af0"/>
    </style:style>
    <style:style style:name="T93" style:family="text">
      <style:text-properties fo:font-variant="normal" fo:text-transform="none" fo:color="#000000" fo:letter-spacing="normal" fo:font-style="normal" fo:font-weight="normal" officeooo:rsid="006afb61"/>
    </style:style>
    <style:style style:name="T94" style:family="text">
      <style:text-properties fo:font-variant="normal" fo:text-transform="none" fo:color="#000000" fo:letter-spacing="normal" fo:font-style="normal" fo:font-weight="normal" officeooo:rsid="006b5905"/>
    </style:style>
    <style:style style:name="T95" style:family="text">
      <style:text-properties fo:font-variant="normal" fo:text-transform="none" fo:color="#000000" fo:letter-spacing="normal" fo:font-style="normal" fo:font-weight="normal" officeooo:rsid="006d8d1e"/>
    </style:style>
    <style:style style:name="T96" style:family="text">
      <style:text-properties fo:font-variant="normal" fo:text-transform="none" fo:color="#000000" fo:letter-spacing="normal" fo:font-style="normal" fo:font-weight="normal" officeooo:rsid="00703c3e"/>
    </style:style>
    <style:style style:name="T97" style:family="text">
      <style:text-properties fo:font-variant="normal" fo:text-transform="none" fo:color="#000000" fo:letter-spacing="normal" fo:font-style="normal" fo:font-weight="normal" officeooo:rsid="0053cc75"/>
    </style:style>
    <style:style style:name="T98" style:family="text">
      <style:text-properties fo:font-variant="normal" fo:text-transform="none" fo:color="#000000" fo:letter-spacing="normal" fo:font-style="normal" fo:font-weight="normal" officeooo:rsid="004ea3d8"/>
    </style:style>
    <style:style style:name="T99" style:family="text">
      <style:text-properties fo:font-variant="normal" fo:text-transform="none" fo:color="#000000" fo:letter-spacing="normal" fo:font-style="normal" fo:font-weight="normal" officeooo:rsid="00770652"/>
    </style:style>
    <style:style style:name="T100" style:family="text">
      <style:text-properties fo:font-variant="normal" fo:text-transform="none" fo:color="#000000" fo:letter-spacing="normal" fo:font-style="normal" fo:font-weight="normal" officeooo:rsid="0078a5af"/>
    </style:style>
    <style:style style:name="T101" style:family="text">
      <style:text-properties fo:font-variant="normal" fo:text-transform="none" fo:color="#000000" fo:letter-spacing="normal" fo:font-style="normal" fo:font-weight="normal" officeooo:rsid="00407dd0"/>
    </style:style>
    <style:style style:name="T102" style:family="text">
      <style:text-properties fo:font-variant="normal" fo:text-transform="none" fo:color="#000000" fo:letter-spacing="normal" fo:font-style="normal" fo:font-weight="normal" officeooo:rsid="004268cc"/>
    </style:style>
    <style:style style:name="T103" style:family="text">
      <style:text-properties fo:font-variant="normal" fo:text-transform="none" fo:color="#000000" fo:letter-spacing="normal" fo:font-style="normal" fo:font-weight="normal" officeooo:rsid="0039204a"/>
    </style:style>
    <style:style style:name="T104" style:family="text">
      <style:text-properties fo:font-variant="normal" fo:text-transform="none" fo:color="#000000" fo:letter-spacing="normal" fo:font-style="normal" fo:font-weight="bold"/>
    </style:style>
    <style:style style:name="T105" style:family="text">
      <style:text-properties fo:font-variant="normal" fo:text-transform="none" fo:color="#000000" fo:letter-spacing="normal" fo:font-style="normal" fo:font-weight="bold" style:font-weight-asian="bold" style:font-weight-complex="bold"/>
    </style:style>
    <style:style style:name="T106" style:family="text">
      <style:text-properties fo:font-variant="normal" fo:text-transform="none" fo:color="#000000" fo:letter-spacing="normal" fo:font-style="normal" fo:font-weight="bold" officeooo:rsid="0024f9b7" style:font-weight-asian="bold" style:font-weight-complex="bold"/>
    </style:style>
    <style:style style:name="T107" style:family="text">
      <style:text-properties fo:font-variant="normal" fo:text-transform="none" fo:color="#000000" fo:letter-spacing="normal" fo:font-style="normal" fo:font-weight="bold" officeooo:rsid="00254b6d" style:font-weight-asian="bold" style:font-weight-complex="bold"/>
    </style:style>
    <style:style style:name="T108" style:family="text">
      <style:text-properties fo:font-variant="normal" fo:text-transform="none" fo:color="#000000" fo:letter-spacing="normal" fo:font-style="normal" fo:font-weight="bold" officeooo:rsid="0045075a" style:font-weight-asian="bold" style:font-weight-complex="bold"/>
    </style:style>
    <style:style style:name="T109" style:family="text">
      <style:text-properties fo:font-variant="normal" fo:text-transform="none" fo:color="#000000" fo:letter-spacing="normal" fo:font-style="normal" fo:font-weight="bold" officeooo:rsid="006b5905" style:font-weight-asian="bold" style:font-weight-complex="bold"/>
    </style:style>
    <style:style style:name="T110" style:family="text">
      <style:text-properties fo:font-variant="normal" fo:text-transform="none" fo:color="#000000" fo:letter-spacing="normal" fo:font-style="normal" fo:font-weight="bold" officeooo:rsid="0020c3ed" style:font-weight-asian="bold" style:font-weight-complex="bold"/>
    </style:style>
    <style:style style:name="T111" style:family="text">
      <style:text-properties fo:font-variant="normal" fo:text-transform="none" fo:color="#000000" fo:letter-spacing="normal" fo:font-style="normal" fo:font-weight="bold" officeooo:rsid="00697af0" style:font-weight-asian="bold" style:font-weight-complex="bold"/>
    </style:style>
    <style:style style:name="T112" style:family="text">
      <style:text-properties fo:font-variant="normal" fo:text-transform="none" fo:color="#000000" fo:letter-spacing="normal" fo:font-style="normal" fo:font-weight="bold" officeooo:rsid="006b5905"/>
    </style:style>
    <style:style style:name="T113" style:family="text">
      <style:text-properties fo:font-variant="normal" fo:text-transform="none" fo:color="#000000" fo:letter-spacing="normal" fo:font-style="normal" fo:font-weight="bold" officeooo:rsid="006d8d1e" style:font-weight-asian="normal" style:font-weight-complex="normal"/>
    </style:style>
    <style:style style:name="T114" style:family="text">
      <style:text-properties fo:font-variant="normal" fo:text-transform="none" fo:color="#000000" fo:letter-spacing="normal" fo:font-weight="normal" style:font-name-asian="Times New Roman" style:font-weight-asian="normal" style:font-name-complex="Times New Roman"/>
    </style:style>
    <style:style style:name="T115" style:family="text">
      <style:text-properties fo:font-variant="normal" fo:text-transform="none" fo:color="#000000" fo:letter-spacing="normal" fo:font-weight="normal" style:font-weight-asian="normal" style:font-name-complex="Times New Roman"/>
    </style:style>
    <style:style style:name="T116" style:family="text">
      <style:text-properties fo:font-variant="normal" fo:text-transform="none" fo:color="#000000" fo:letter-spacing="normal" style:text-underline-style="none" fo:font-weight="normal" style:font-weight-asian="normal" style:font-name-complex="Times New Roman"/>
    </style:style>
    <style:style style:name="T117" style:family="text">
      <style:text-properties fo:font-variant="normal" fo:text-transform="none" fo:color="#000000" fo:letter-spacing="normal" fo:font-weight="bold" style:font-weight-asian="bold" style:font-name-complex="Times New Roman" style:font-weight-complex="bold"/>
    </style:style>
    <style:style style:name="T118"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119"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120"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21"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122"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23" style:family="text">
      <style:text-properties fo:font-variant="normal" fo:text-transform="none" fo:color="#000000" style:text-position="20% 100%" fo:letter-spacing="normal" style:text-underline-style="none" fo:font-weight="normal" style:font-weight-asian="normal" style:font-name-complex="Times New Roman"/>
    </style:style>
    <style:style style:name="T12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25"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26"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27"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28"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29"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30" style:family="text">
      <style:text-properties fo:font-variant="normal" fo:text-transform="none" fo:color="#000000" style:font-name="Times New Roman" fo:font-size="12pt" fo:letter-spacing="normal" fo:font-style="normal" fo:font-weight="normal"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076a9eb"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03457b0"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35294f"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053d4d7"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0789cbb"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78a5af"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79e8fe"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67"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68"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69"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70" style:family="text">
      <style:text-properties fo:font-variant="normal" fo:text-transform="none" fo:color="#000000" style:font-name="Times New Roman" fo:font-size="12pt" fo:letter-spacing="normal" fo:font-style="normal" fo:font-weight="normal" officeooo:rsid="007dfdf3" style:font-size-asian="12pt" style:font-size-complex="12pt"/>
    </style:style>
    <style:style style:name="T17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73"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74"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75"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76"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77"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78"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79"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80"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81"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82"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83"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84"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85"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86"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87"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88"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89"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90"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91"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92"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93" style:family="text">
      <style:text-properties fo:font-variant="normal" fo:text-transform="none" fo:letter-spacing="normal" fo:font-style="normal"/>
    </style:style>
    <style:style style:name="T194" style:family="text">
      <style:text-properties fo:font-variant="normal" fo:text-transform="none" fo:letter-spacing="normal" fo:font-style="normal" fo:font-weight="bold"/>
    </style:style>
    <style:style style:name="T195" style:family="text">
      <style:text-properties fo:font-variant="normal" fo:text-transform="none" fo:letter-spacing="normal" fo:font-style="normal" fo:font-weight="bold" style:font-weight-asian="bold" style:font-weight-complex="bold"/>
    </style:style>
    <style:style style:name="T196" style:family="text">
      <style:text-properties fo:font-variant="normal" fo:text-transform="none" fo:letter-spacing="normal" fo:font-style="normal" fo:font-weight="bold" officeooo:rsid="0068e0e2" style:font-weight-asian="bold" style:font-weight-complex="bold"/>
    </style:style>
    <style:style style:name="T197" style:family="text">
      <style:text-properties fo:font-variant="normal" fo:text-transform="none" fo:letter-spacing="normal" fo:font-style="normal" fo:font-weight="bold" officeooo:rsid="006d8d1e" style:font-weight-asian="bold" style:font-weight-complex="bold"/>
    </style:style>
    <style:style style:name="T198" style:family="text">
      <style:text-properties fo:font-variant="normal" fo:text-transform="none" fo:letter-spacing="normal" fo:font-style="normal" fo:font-weight="bold" officeooo:rsid="00731891" style:font-weight-asian="bold" style:font-weight-complex="bold"/>
    </style:style>
    <style:style style:name="T199" style:family="text">
      <style:text-properties fo:font-variant="normal" fo:text-transform="none" fo:letter-spacing="normal" fo:font-style="normal" fo:font-weight="bold" officeooo:rsid="0032abb8" style:font-weight-asian="bold" style:font-weight-complex="bold"/>
    </style:style>
    <style:style style:name="T200" style:family="text">
      <style:text-properties fo:font-variant="normal" fo:text-transform="none" fo:letter-spacing="normal" fo:font-style="normal" fo:font-weight="bold" officeooo:rsid="0024f9b7" style:font-weight-asian="bold" style:font-weight-complex="bold"/>
    </style:style>
    <style:style style:name="T201" style:family="text">
      <style:text-properties fo:font-variant="normal" fo:text-transform="none" fo:letter-spacing="normal" fo:font-style="normal" fo:font-weight="bold" officeooo:rsid="006d8d1e"/>
    </style:style>
    <style:style style:name="T202" style:family="text">
      <style:text-properties fo:font-variant="normal" fo:text-transform="none" fo:letter-spacing="normal" fo:font-style="normal" fo:font-weight="normal"/>
    </style:style>
    <style:style style:name="T203" style:family="text">
      <style:text-properties fo:font-variant="normal" fo:text-transform="none" fo:letter-spacing="normal" fo:font-style="normal" fo:font-weight="normal" officeooo:rsid="0068e0e2"/>
    </style:style>
    <style:style style:name="T204" style:family="text">
      <style:text-properties fo:font-variant="normal" fo:text-transform="none" fo:letter-spacing="normal" fo:font-style="normal" fo:font-weight="normal" officeooo:rsid="00697af0"/>
    </style:style>
    <style:style style:name="T205" style:family="text">
      <style:text-properties fo:font-variant="normal" fo:text-transform="none" fo:letter-spacing="normal" fo:font-style="normal" fo:font-weight="normal" officeooo:rsid="006d8d1e" style:font-weight-asian="normal" style:font-weight-complex="normal"/>
    </style:style>
    <style:style style:name="T206" style:family="text">
      <style:text-properties fo:font-variant="normal" fo:text-transform="none" fo:letter-spacing="normal" fo:font-style="normal" fo:font-weight="normal" officeooo:rsid="0080bf91" style:font-weight-asian="normal" style:font-weight-complex="normal"/>
    </style:style>
    <style:style style:name="T207" style:family="text">
      <style:text-properties fo:font-variant="normal" fo:text-transform="none" fo:letter-spacing="normal" fo:font-style="normal" fo:font-weight="normal" officeooo:rsid="0032abb8"/>
    </style:style>
    <style:style style:name="T208" style:family="text">
      <style:text-properties fo:font-variant="normal" fo:text-transform="none" fo:letter-spacing="normal" fo:font-style="normal" fo:font-weight="normal" officeooo:rsid="006ff48a" style:font-weight-asian="bold" style:font-weight-complex="bold"/>
    </style:style>
    <style:style style:name="T209" style:family="text">
      <style:text-properties fo:font-variant="normal" fo:text-transform="none" fo:letter-spacing="normal" fo:font-style="normal" fo:font-weight="normal" officeooo:rsid="0074fb62" style:font-weight-asian="bold" style:font-weight-complex="bold"/>
    </style:style>
    <style:style style:name="T210" style:family="text">
      <style:text-properties fo:font-variant="normal" fo:text-transform="none" fo:letter-spacing="normal" fo:font-style="normal" fo:font-weight="normal" officeooo:rsid="004dc4f4" style:font-weight-asian="bold" style:font-weight-complex="bold"/>
    </style:style>
    <style:style style:name="T211" style:family="text">
      <style:text-properties fo:font-variant="normal" fo:text-transform="none" fo:letter-spacing="normal" fo:font-style="normal" fo:font-weight="normal" officeooo:rsid="00480214" style:font-weight-asian="bold" style:font-weight-complex="bold"/>
    </style:style>
    <style:style style:name="T212" style:family="text">
      <style:text-properties fo:font-variant="normal" fo:text-transform="none" fo:letter-spacing="normal" fo:font-style="normal" fo:font-weight="normal" officeooo:rsid="0037d86e" style:font-weight-asian="bold" style:font-weight-complex="bold"/>
    </style:style>
    <style:style style:name="T213" style:family="text">
      <style:text-properties fo:font-variant="normal" fo:text-transform="none" fo:letter-spacing="normal" fo:font-style="normal" fo:font-weight="normal" officeooo:rsid="00407dd0" style:font-weight-asian="bold" style:font-weight-complex="bold"/>
    </style:style>
    <style:style style:name="T214" style:family="text">
      <style:text-properties fo:font-variant="normal" fo:text-transform="none" fo:letter-spacing="normal" fo:font-style="normal" fo:font-weight="normal" officeooo:rsid="0024f9b7" style:font-weight-asian="bold" style:font-weight-complex="bold"/>
    </style:style>
    <style:style style:name="T215" style:family="text">
      <style:text-properties fo:font-variant="normal" fo:text-transform="none" fo:letter-spacing="normal" fo:font-style="normal" fo:font-weight="normal" officeooo:rsid="005db32c" style:font-weight-asian="bold" style:font-weight-complex="bold"/>
    </style:style>
    <style:style style:name="T216" style:family="text">
      <style:text-properties fo:font-variant="normal" fo:text-transform="none" fo:letter-spacing="normal" fo:font-style="normal" fo:font-weight="normal" officeooo:rsid="002f514b" style:font-weight-asian="bold" style:font-weight-complex="bold"/>
    </style:style>
    <style:style style:name="T217" style:family="text">
      <style:text-properties fo:font-variant="normal" fo:text-transform="none" fo:letter-spacing="normal" fo:font-style="normal" fo:font-weight="normal" officeooo:rsid="00254b6d" style:font-weight-asian="bold" style:font-weight-complex="bold"/>
    </style:style>
    <style:style style:name="T218" style:family="text">
      <style:text-properties fo:font-variant="normal" fo:text-transform="none" fo:letter-spacing="normal" fo:font-style="normal" fo:font-weight="normal" officeooo:rsid="00457f10" style:font-weight-asian="bold" style:font-weight-complex="bold"/>
    </style:style>
    <style:style style:name="T219" style:family="text">
      <style:text-properties fo:font-variant="normal" fo:text-transform="none" fo:letter-spacing="normal" fo:font-style="normal" fo:font-weight="normal" officeooo:rsid="0039204a" style:font-weight-asian="bold" style:font-weight-complex="bold"/>
    </style:style>
    <style:style style:name="T220" style:family="text">
      <style:text-properties fo:font-variant="normal" fo:text-transform="none" fo:letter-spacing="normal" fo:font-style="normal" fo:font-weight="normal" officeooo:rsid="004354c0" style:font-weight-asian="bold" style:font-weight-complex="bold"/>
    </style:style>
    <style:style style:name="T221" style:family="text">
      <style:text-properties fo:font-variant="normal" fo:text-transform="none" fo:letter-spacing="normal" fo:font-style="normal" fo:font-weight="normal" officeooo:rsid="0078a5af" style:font-weight-asian="bold" style:font-weight-complex="bold"/>
    </style:style>
    <style:style style:name="T222" style:family="text">
      <style:text-properties fo:font-variant="normal" fo:text-transform="none" fo:letter-spacing="normal" fo:font-style="normal" fo:font-weight="normal" officeooo:rsid="004268cc" style:font-weight-asian="bold" style:font-weight-complex="bold"/>
    </style:style>
    <style:style style:name="T223" style:family="text">
      <style:text-properties fo:font-variant="normal" fo:text-transform="none" fo:letter-spacing="normal" fo:font-style="normal" fo:font-weight="normal" officeooo:rsid="00505e8a" style:font-weight-asian="bold" style:font-weight-complex="bold"/>
    </style:style>
    <style:style style:name="T224" style:family="text">
      <style:text-properties fo:font-variant="normal" fo:text-transform="none" fo:letter-spacing="normal" fo:font-style="normal" fo:font-weight="normal" officeooo:rsid="0054daaf" style:font-weight-asian="bold" style:font-weight-complex="bold"/>
    </style:style>
    <style:style style:name="T225" style:family="text">
      <style:text-properties fo:font-variant="normal" fo:text-transform="none" fo:letter-spacing="normal" fo:font-style="normal" fo:font-weight="normal" officeooo:rsid="0028f814"/>
    </style:style>
    <style:style style:name="T226" style:family="text">
      <style:text-properties fo:font-variant="normal" fo:text-transform="none" fo:letter-spacing="normal" fo:font-style="normal" fo:font-weight="normal" officeooo:rsid="00407dd0"/>
    </style:style>
    <style:style style:name="T227" style:family="text">
      <style:text-properties fo:font-variant="normal" fo:text-transform="none" fo:letter-spacing="normal" fo:font-style="normal" fo:font-weight="normal" officeooo:rsid="0039204a"/>
    </style:style>
    <style:style style:name="T228" style:family="text">
      <style:text-properties fo:font-variant="normal" fo:text-transform="none" fo:letter-spacing="normal" fo:font-style="normal" fo:font-weight="normal" officeooo:rsid="0078a5af"/>
    </style:style>
    <style:style style:name="T229" style:family="text">
      <style:text-properties fo:font-variant="normal" fo:text-transform="none" fo:letter-spacing="normal" fo:font-style="normal" officeooo:rsid="005db32c"/>
    </style:style>
    <style:style style:name="T230" style:family="text">
      <style:text-properties fo:font-variant="normal" fo:text-transform="none" fo:letter-spacing="normal" fo:font-style="normal" style:font-weight-asian="normal" style:font-weight-complex="normal"/>
    </style:style>
    <style:style style:name="T231" style:family="text">
      <style:text-properties fo:font-variant="normal" fo:text-transform="none" fo:letter-spacing="normal" fo:font-style="normal" officeooo:rsid="005db32c" style:font-weight-asian="normal" style:font-weight-complex="normal"/>
    </style:style>
    <style:style style:name="T232"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33" style:family="text">
      <style:text-properties fo:font-variant="normal" fo:text-transform="none" style:font-name="Times New Roman" fo:font-size="12pt" fo:letter-spacing="normal" fo:font-style="normal" fo:font-weight="normal" style:font-size-asian="12pt" style:font-size-complex="12pt"/>
    </style:style>
    <style:style style:name="T234"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35" style:family="text">
      <style:text-properties fo:font-variant="normal" fo:text-transform="none" style:font-name="Times New Roman" fo:font-size="12pt" fo:letter-spacing="normal" fo:font-style="normal" fo:font-weight="normal" officeooo:rsid="0020c3ed" style:font-size-asian="12pt" style:font-size-complex="12pt"/>
    </style:style>
    <style:style style:name="T236" style:family="text">
      <style:text-properties fo:font-variant="normal" fo:text-transform="none" style:font-name="Times New Roman" fo:font-size="12pt" fo:letter-spacing="normal" fo:font-style="normal" fo:font-weight="normal" officeooo:rsid="006d8d1e" style:font-size-asian="12pt" style:font-size-complex="12pt"/>
    </style:style>
    <style:style style:name="T237" style:family="text">
      <style:text-properties fo:font-variant="normal" fo:text-transform="none" style:font-name="Times New Roman" fo:font-size="12pt" fo:letter-spacing="normal" fo:font-style="normal" fo:font-weight="normal" officeooo:rsid="004bfe4f" style:font-size-asian="12pt" style:font-size-complex="12pt"/>
    </style:style>
    <style:style style:name="T238" style:family="text">
      <style:text-properties fo:font-variant="normal" fo:text-transform="none" style:font-name="Times New Roman" fo:font-size="12pt" fo:letter-spacing="normal" fo:font-style="normal" fo:font-weight="normal" officeooo:rsid="005db32c" style:font-size-asian="12pt" style:font-size-complex="12pt"/>
    </style:style>
    <style:style style:name="T239" style:family="text">
      <style:text-properties fo:font-variant="normal" fo:text-transform="none" style:font-name="Times New Roman" fo:font-size="12pt" fo:letter-spacing="normal" fo:font-style="normal" fo:font-weight="normal" officeooo:rsid="0039204a" style:font-size-asian="12pt" style:font-size-complex="12pt"/>
    </style:style>
    <style:style style:name="T240" style:family="text">
      <style:text-properties fo:font-variant="normal" fo:text-transform="none" style:font-name="Times New Roman" fo:font-size="12pt" fo:letter-spacing="normal" fo:font-style="normal" fo:font-weight="normal" officeooo:rsid="004268cc" style:font-size-asian="12pt" style:font-size-complex="12pt"/>
    </style:style>
    <style:style style:name="T241" style:family="text">
      <style:text-properties fo:font-variant="normal" fo:text-transform="none" style:font-name="Times New Roman" fo:font-size="12pt" fo:letter-spacing="normal" fo:font-style="normal" fo:font-weight="normal" officeooo:rsid="006b5905" style:font-size-asian="12pt" style:font-size-complex="12pt"/>
    </style:style>
    <style:style style:name="T242" style:family="text">
      <style:text-properties fo:font-variant="normal" fo:text-transform="none" style:font-name="Times New Roman" fo:font-size="12pt" fo:letter-spacing="normal" fo:font-style="normal" fo:font-weight="normal" officeooo:rsid="0045075a" style:font-size-asian="12pt" style:font-size-complex="12pt"/>
    </style:style>
    <style:style style:name="T243" style:family="text">
      <style:text-properties fo:font-variant="normal" fo:text-transform="none" style:font-name="Times New Roman" fo:font-size="12pt" fo:letter-spacing="normal" fo:font-style="normal" fo:font-weight="normal" officeooo:rsid="003c6855" style:font-size-asian="12pt" style:font-size-complex="12pt"/>
    </style:style>
    <style:style style:name="T244" style:family="text">
      <style:text-properties fo:font-variant="normal" fo:text-transform="none" style:font-name="Times New Roman" fo:font-size="12pt" fo:letter-spacing="normal" fo:font-style="normal" fo:font-weight="normal" officeooo:rsid="004ea3d8" style:font-size-asian="12pt" style:font-size-complex="12pt"/>
    </style:style>
    <style:style style:name="T245"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46"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247"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48"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249" style:family="text">
      <style:text-properties fo:font-variant="normal" fo:text-transform="none" style:font-name="Times New Roman" fo:font-size="12pt" fo:letter-spacing="normal" fo:font-style="normal" fo:font-weight="normal" officeooo:rsid="00368c6e" style:font-size-asian="12pt" style:font-size-complex="12pt"/>
    </style:style>
    <style:style style:name="T250" style:family="text">
      <style:text-properties fo:font-variant="normal" fo:text-transform="none" style:font-name="Times New Roman" fo:font-size="12pt" fo:letter-spacing="normal" fo:font-style="normal" fo:font-weight="normal" officeooo:rsid="006d8d1e" style:font-size-asian="12pt" style:font-weight-asian="normal" style:font-size-complex="12pt" style:font-weight-complex="normal"/>
    </style:style>
    <style:style style:name="T251" style:family="text">
      <style:text-properties fo:font-variant="normal" fo:text-transform="none" style:font-name="Times New Roman" fo:font-size="12pt" fo:letter-spacing="normal" fo:font-style="normal" fo:font-weight="normal" officeooo:rsid="006b5905" style:font-size-asian="12pt" style:font-weight-asian="normal" style:font-size-complex="12pt" style:font-weight-complex="normal"/>
    </style:style>
    <style:style style:name="T252" style:family="text">
      <style:text-properties fo:font-variant="normal" fo:text-transform="none" style:font-name="Times New Roman" fo:font-size="12pt" fo:letter-spacing="normal" fo:font-style="normal" fo:font-weight="bold" officeooo:rsid="00697af0" style:font-size-asian="12pt" style:font-weight-asian="bold" style:font-size-complex="12pt" style:font-weight-complex="bold"/>
    </style:style>
    <style:style style:name="T253" style:family="text">
      <style:text-properties fo:font-variant="normal" fo:text-transform="none" style:font-name="Times New Roman" fo:font-size="12pt" fo:letter-spacing="normal" fo:font-style="normal" fo:font-weight="bold" style:font-size-asian="12pt" style:font-size-complex="12pt"/>
    </style:style>
    <style:style style:name="T254" style:family="text">
      <style:text-properties fo:font-variant="normal" fo:text-transform="none" fo:font-size="10pt" fo:letter-spacing="normal" fo:font-style="normal" fo:font-weight="normal" officeooo:rsid="00676483" style:font-weight-asian="normal" style:font-weight-complex="normal"/>
    </style:style>
    <style:style style:name="T255" style:family="text">
      <style:text-properties fo:font-variant="normal" fo:text-transform="none" fo:color="#cc0066"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256" style:family="text">
      <style:text-properties fo:font-variant="normal" fo:text-transform="none" fo:color="#cc0066" fo:letter-spacing="normal" fo:font-style="normal" fo:font-weight="bold" officeooo:rsid="0024f9b7" style:font-weight-asian="bold" style:font-weight-complex="bold"/>
    </style:style>
    <style:style style:name="T257" style:family="text">
      <style:text-properties fo:font-variant="normal" fo:text-transform="none" fo:color="#cc0066" fo:letter-spacing="normal" fo:font-style="normal" fo:font-weight="normal" officeooo:rsid="00254b6d" style:font-weight-asian="bold" style:font-weight-complex="bold"/>
    </style:style>
    <style:style style:name="T258" style:family="text">
      <style:text-properties fo:font-variant="normal" fo:text-transform="none" fo:color="#cc0066" fo:letter-spacing="normal" fo:font-style="normal" fo:font-weight="normal" officeooo:rsid="0037d86e" style:font-weight-asian="bold" style:font-weight-complex="bold"/>
    </style:style>
    <style:style style:name="T259" style:family="text">
      <style:text-properties fo:font-variant="normal" fo:text-transform="none" fo:color="#cc0066" fo:letter-spacing="normal" fo:font-style="normal" fo:font-weight="normal" officeooo:rsid="00407dd0" style:font-weight-asian="bold" style:font-weight-complex="bold"/>
    </style:style>
    <style:style style:name="T260" style:family="text">
      <style:text-properties fo:font-variant="normal" fo:text-transform="none" fo:color="#cc0066" fo:letter-spacing="normal" fo:font-style="normal" fo:font-weight="normal" officeooo:rsid="0024f9b7" style:font-weight-asian="bold" style:font-weight-complex="bold"/>
    </style:style>
    <style:style style:name="T261" style:family="text">
      <style:text-properties fo:font-variant="normal" fo:text-transform="none" fo:color="#cc0066" fo:letter-spacing="normal" fo:font-style="normal" fo:font-weight="normal" officeooo:rsid="005db32c" style:font-weight-asian="bold" style:font-weight-complex="bold"/>
    </style:style>
    <style:style style:name="T262" style:family="text">
      <style:text-properties fo:font-variant="normal" fo:text-transform="none" fo:color="#cc0066" fo:letter-spacing="normal" fo:font-style="normal" fo:font-weight="normal" officeooo:rsid="002f514b" style:font-weight-asian="bold" style:font-weight-complex="bold"/>
    </style:style>
    <style:style style:name="T263" style:family="text">
      <style:text-properties fo:font-variant="normal" fo:text-transform="none" fo:color="#cc0066" fo:letter-spacing="normal" fo:font-style="normal" fo:font-weight="normal" officeooo:rsid="0039204a" style:font-weight-asian="bold" style:font-weight-complex="bold"/>
    </style:style>
    <style:style style:name="T264" style:family="text">
      <style:text-properties fo:font-variant="normal" fo:text-transform="none" fo:color="#cc0066" fo:letter-spacing="normal" fo:font-style="normal" fo:font-weight="normal" officeooo:rsid="004354c0" style:font-weight-asian="bold" style:font-weight-complex="bold"/>
    </style:style>
    <style:style style:name="T265" style:family="text">
      <style:text-properties fo:font-variant="normal" fo:text-transform="none" fo:color="#cc0066" fo:letter-spacing="normal" fo:font-style="normal" fo:font-weight="normal" officeooo:rsid="004268cc" style:font-weight-asian="bold" style:font-weight-complex="bold"/>
    </style:style>
    <style:style style:name="T266" style:family="text">
      <style:text-properties fo:font-variant="normal" fo:text-transform="none" fo:color="#cc0066" fo:letter-spacing="normal" fo:font-style="normal" fo:font-weight="normal" officeooo:rsid="00505e8a" style:font-weight-asian="bold" style:font-weight-complex="bold"/>
    </style:style>
    <style:style style:name="T267" style:family="text">
      <style:text-properties fo:font-variant="normal" fo:text-transform="none" fo:color="#cc0066" fo:letter-spacing="normal" fo:font-style="normal" fo:font-weight="normal" officeooo:rsid="0054daaf" style:font-weight-asian="bold" style:font-weight-complex="bold"/>
    </style:style>
    <style:style style:name="T268" style:family="text">
      <style:text-properties fo:font-variant="normal" fo:text-transform="none" fo:color="#cc0066" fo:letter-spacing="normal" fo:font-style="normal" fo:font-weight="normal" officeooo:rsid="0078a5af" style:font-weight-asian="bold" style:font-weight-complex="bold"/>
    </style:style>
    <style:style style:name="T269" style:family="text">
      <style:text-properties fo:font-variant="normal" fo:text-transform="none" fo:color="#cc0066" fo:letter-spacing="normal" fo:font-style="normal" fo:font-weight="normal" officeooo:rsid="00407dd0"/>
    </style:style>
    <style:style style:name="T270" style:family="text">
      <style:text-properties fo:font-variant="normal" fo:text-transform="none" fo:color="#cc0066" fo:letter-spacing="normal" fo:font-style="normal" fo:font-weight="normal" officeooo:rsid="004268cc"/>
    </style:style>
    <style:style style:name="T271" style:family="text">
      <style:text-properties fo:font-variant="normal" fo:text-transform="none" fo:color="#cc0066" fo:letter-spacing="normal" fo:font-style="normal" fo:font-weight="normal" officeooo:rsid="004ea3d8"/>
    </style:style>
    <style:style style:name="T272" style:family="text">
      <style:text-properties fo:font-variant="normal" fo:text-transform="none" fo:color="#cc0066" fo:letter-spacing="normal" fo:font-style="normal" fo:font-weight="normal" officeooo:rsid="0080bf91" style:font-weight-asian="normal" style:font-weight-complex="normal"/>
    </style:style>
    <style:style style:name="T273" style:family="text">
      <style:text-properties fo:font-variant="normal" fo:text-transform="none" fo:color="#cc0066" fo:letter-spacing="normal" fo:font-style="normal" fo:font-weight="normal" officeooo:rsid="0028f814"/>
    </style:style>
    <style:style style:name="T274" style:family="text">
      <style:text-properties fo:font-variant="normal" fo:text-transform="none" fo:color="#cc0066" fo:letter-spacing="normal" fo:font-style="normal" fo:font-weight="normal" officeooo:rsid="0039204a"/>
    </style:style>
    <style:style style:name="T275" style:family="text">
      <style:text-properties fo:font-variant="normal" fo:text-transform="none" fo:color="#cc0066" fo:letter-spacing="normal" fo:font-style="normal" fo:font-weight="normal" officeooo:rsid="0078a5af"/>
    </style:style>
    <style:style style:name="T276" style:family="text">
      <style:text-properties fo:font-variant="normal" fo:text-transform="none" fo:color="#cc0066" style:font-name="Times New Roman" fo:font-size="12pt" fo:letter-spacing="normal" fo:font-style="normal" fo:font-weight="normal" officeooo:rsid="00407dd0" style:font-size-asian="12pt" style:font-size-complex="12pt"/>
    </style:style>
    <style:style style:name="T277" style:family="text">
      <style:text-properties fo:font-variant="normal" fo:text-transform="none" fo:color="#cc0066" style:font-name="Times New Roman" fo:font-size="12pt" fo:letter-spacing="normal" fo:font-style="normal" fo:font-weight="normal" officeooo:rsid="004268cc" style:font-size-asian="12pt" style:font-size-complex="12pt"/>
    </style:style>
    <style:style style:name="T278" style:family="text">
      <style:text-properties fo:font-variant="normal" fo:text-transform="none" fo:color="#cc0066" style:font-name="Times New Roman" fo:font-size="12pt" fo:letter-spacing="normal" fo:font-style="normal" fo:font-weight="normal" officeooo:rsid="004ea3d8" style:font-size-asian="12pt" style:font-size-complex="12pt"/>
    </style:style>
    <style:style style:name="T279" style:family="text">
      <style:text-properties fo:font-variant="normal" fo:text-transform="none" fo:color="#cc0066" style:font-name="Times New Roman" fo:font-size="12pt" fo:letter-spacing="normal" fo:font-style="normal" fo:font-weight="normal" officeooo:rsid="0035294f" style:font-size-asian="12pt" style:font-size-complex="12pt"/>
    </style:style>
    <style:style style:name="T280" style:family="text">
      <style:text-properties fo:font-variant="normal" fo:text-transform="none" fo:color="#cc0066" style:font-name="Times New Roman" fo:font-size="12pt" fo:letter-spacing="normal" fo:font-style="normal" fo:font-weight="normal" officeooo:rsid="00505e8a" style:font-size-asian="12pt" style:font-size-complex="12pt"/>
    </style:style>
    <style:style style:name="T281" style:family="text">
      <style:text-properties fo:font-variant="normal" fo:text-transform="none" fo:color="#cc0066" style:font-name="Times New Roman" fo:font-size="12pt" fo:letter-spacing="normal" fo:font-style="normal" fo:font-weight="normal" officeooo:rsid="00297c95" style:font-size-asian="12pt" style:font-size-complex="12pt"/>
    </style:style>
    <style:style style:name="T282" style:family="text">
      <style:text-properties fo:font-variant="normal" fo:text-transform="none" fo:color="#cc0066" style:font-name="Times New Roman" fo:font-size="12pt" fo:letter-spacing="normal" fo:font-style="normal" fo:font-weight="normal" officeooo:rsid="00368c6e" style:font-size-asian="12pt" style:font-size-complex="12pt"/>
    </style:style>
    <style:style style:name="T283" style:family="text">
      <style:text-properties fo:font-variant="normal" fo:text-transform="none" fo:color="#cc0066" style:font-name="Times New Roman" fo:font-size="12pt" fo:letter-spacing="normal" fo:font-style="normal" fo:font-weight="normal" officeooo:rsid="0050bae7" style:font-size-asian="12pt" style:font-size-complex="12pt"/>
    </style:style>
    <style:style style:name="T284" style:family="text">
      <style:text-properties fo:font-variant="normal" fo:text-transform="none" style:use-window-font-color="true" style:font-name="Times New Roman1" fo:font-size="12pt" fo:letter-spacing="normal" fo:font-style="normal" fo:font-weight="normal" officeooo:rsid="006ff48a" style:font-size-asian="12pt" style:font-size-complex="12pt"/>
    </style:style>
    <style:style style:name="T285" style:family="text">
      <style:text-properties fo:font-variant="normal" fo:text-transform="none" style:use-window-font-color="true" style:font-name="Times New Roman1" fo:font-size="12pt" fo:letter-spacing="normal" fo:font-style="normal" fo:font-weight="normal" officeooo:rsid="0032abb8" style:font-size-asian="12pt" style:font-size-complex="12pt"/>
    </style:style>
    <style:style style:name="T286" style:family="text">
      <style:text-properties fo:font-variant="normal" fo:text-transform="none" style:use-window-font-color="true" style:font-name="Times New Roman1" fo:font-size="12pt" fo:letter-spacing="normal" fo:font-style="normal" fo:font-weight="normal" officeooo:rsid="00480214" style:font-size-asian="12pt" style:font-size-complex="12pt"/>
    </style:style>
    <style:style style:name="T287" style:family="text">
      <style:text-properties fo:font-variant="normal" fo:text-transform="none" style:use-window-font-color="true" style:font-name="Times New Roman1" fo:font-size="12pt" fo:letter-spacing="normal" fo:font-style="normal" fo:font-weight="normal" officeooo:rsid="002af703" style:font-size-asian="12pt" style:font-size-complex="12pt"/>
    </style:style>
    <style:style style:name="T288" style:family="text">
      <style:text-properties fo:font-variant="normal" fo:text-transform="none" style:use-window-font-color="true" style:font-name="Times New Roman1" fo:font-size="6pt" fo:letter-spacing="normal" fo:font-style="normal" fo:font-weight="bold" style:font-size-asian="5.25pt" style:font-size-complex="6pt"/>
    </style:style>
    <style:style style:name="T289" style:family="text">
      <style:text-properties fo:font-variant="normal" fo:text-transform="none" style:use-window-font-color="true" fo:letter-spacing="normal" fo:font-style="normal" fo:font-weight="bold"/>
    </style:style>
    <style:style style:name="T290" style:family="text">
      <style:text-properties fo:font-variant="normal" fo:text-transform="none" style:use-window-font-color="true" fo:letter-spacing="normal" fo:font-style="normal" fo:font-weight="bold" style:font-weight-asian="bold" style:font-weight-complex="bold"/>
    </style:style>
    <style:style style:name="T291" style:family="text">
      <style:text-properties fo:font-variant="normal" fo:text-transform="none" style:use-window-font-color="true" fo:letter-spacing="normal" fo:font-style="normal" fo:font-weight="bold" officeooo:rsid="006b5905" style:font-weight-asian="bold" style:font-weight-complex="bold"/>
    </style:style>
    <style:style style:name="T292" style:family="text">
      <style:text-properties fo:font-variant="normal" fo:text-transform="none" style:use-window-font-color="true" fo:letter-spacing="normal" fo:font-style="normal" fo:font-weight="normal"/>
    </style:style>
    <style:style style:name="T293" style:family="text">
      <style:text-properties fo:font-variant="normal" fo:text-transform="none" style:use-window-font-color="true" fo:letter-spacing="normal" fo:font-style="normal" fo:font-weight="normal" officeooo:rsid="006b5905"/>
    </style:style>
    <style:style style:name="T294" style:family="text">
      <style:text-properties fo:font-variant="normal" fo:text-transform="none" style:use-window-font-color="true" fo:letter-spacing="normal" fo:font-style="normal" fo:font-weight="normal" officeooo:rsid="00697af0"/>
    </style:style>
    <style:style style:name="T295" style:family="text">
      <style:text-properties fo:font-variant="normal" fo:text-transform="none"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296" style:family="text">
      <style:text-properties fo:font-weight="bold" style:font-weight-asian="bold" style:font-weight-complex="bold"/>
    </style:style>
    <style:style style:name="T297" style:family="text">
      <style:text-properties fo:font-weight="bold" officeooo:rsid="001fec1f" style:font-weight-asian="bold" style:font-weight-complex="bold"/>
    </style:style>
    <style:style style:name="T298" style:family="text">
      <style:text-properties fo:font-weight="bold" officeooo:rsid="0024f9b7" style:font-weight-asian="bold" style:font-weight-complex="bold"/>
    </style:style>
    <style:style style:name="T299" style:family="text">
      <style:text-properties fo:font-weight="bold" officeooo:rsid="0026a5b9" style:font-weight-asian="bold" style:font-weight-complex="bold"/>
    </style:style>
    <style:style style:name="T300" style:family="text">
      <style:text-properties fo:font-weight="bold" officeooo:rsid="002ed48f" style:font-weight-asian="bold" style:font-weight-complex="bold"/>
    </style:style>
    <style:style style:name="T301" style:family="text">
      <style:text-properties fo:font-weight="bold" officeooo:rsid="003a7e68" style:font-weight-asian="bold" style:font-weight-complex="bold"/>
    </style:style>
    <style:style style:name="T302" style:family="text">
      <style:text-properties fo:font-weight="bold" officeooo:rsid="00457f10" style:font-weight-asian="bold" style:font-weight-complex="bold"/>
    </style:style>
    <style:style style:name="T303" style:family="text">
      <style:text-properties fo:font-weight="bold" officeooo:rsid="004d5e8c" style:font-weight-asian="bold" style:font-weight-complex="bold"/>
    </style:style>
    <style:style style:name="T304" style:family="text">
      <style:text-properties fo:font-weight="bold" officeooo:rsid="0059ace4" style:font-weight-asian="bold" style:font-weight-complex="bold"/>
    </style:style>
    <style:style style:name="T305" style:family="text">
      <style:text-properties fo:font-weight="bold" officeooo:rsid="005db32c" style:font-weight-asian="bold" style:font-weight-complex="bold"/>
    </style:style>
    <style:style style:name="T306" style:family="text">
      <style:text-properties fo:font-weight="bold" officeooo:rsid="006bd474" style:font-weight-asian="bold" style:font-weight-complex="bold"/>
    </style:style>
    <style:style style:name="T307" style:family="text">
      <style:text-properties fo:font-weight="bold" officeooo:rsid="004e2477" style:font-weight-asian="bold" style:font-weight-complex="bold"/>
    </style:style>
    <style:style style:name="T308" style:family="text">
      <style:text-properties fo:font-weight="bold" officeooo:rsid="006ff48a" style:font-weight-asian="bold" style:font-weight-complex="bold"/>
    </style:style>
    <style:style style:name="T309" style:family="text">
      <style:text-properties fo:font-weight="bold" officeooo:rsid="00288371" style:font-weight-asian="bold" style:font-weight-complex="bold"/>
    </style:style>
    <style:style style:name="T310" style:family="text">
      <style:text-properties fo:font-weight="bold" officeooo:rsid="00712b04" style:font-weight-asian="bold" style:font-weight-complex="bold"/>
    </style:style>
    <style:style style:name="T311" style:family="text">
      <style:text-properties fo:font-weight="bold" officeooo:rsid="004dc4f4" style:font-weight-asian="bold" style:font-weight-complex="bold"/>
    </style:style>
    <style:style style:name="T312" style:family="text">
      <style:text-properties fo:font-weight="bold" officeooo:rsid="0078a5af" style:font-weight-asian="bold" style:font-weight-complex="bold"/>
    </style:style>
    <style:style style:name="T313" style:family="text">
      <style:text-properties fo:font-weight="bold" officeooo:rsid="007bd932" style:font-weight-asian="bold" style:font-weight-complex="bold"/>
    </style:style>
    <style:style style:name="T314" style:family="text">
      <style:text-properties fo:color="#cc0066" style:font-name="Times New Roman1" fo:font-size="22pt" fo:font-style="normal" fo:font-weight="bold" officeooo:rsid="006173d4" style:font-size-asian="22pt" style:font-weight-asian="bold" style:font-size-complex="22pt" style:font-weight-complex="bold"/>
    </style:style>
    <style:style style:name="T315" style:family="text">
      <style:text-properties style:font-weight-asian="bold" style:font-weight-complex="bold"/>
    </style:style>
    <style:style style:name="T316" style:family="text">
      <style:text-properties officeooo:rsid="004e2477" style:font-weight-asian="bold" style:font-weight-complex="bold"/>
    </style:style>
    <style:style style:name="T317" style:family="text">
      <style:text-properties officeooo:rsid="006abcd5" style:font-weight-asian="bold" style:font-weight-complex="bold"/>
    </style:style>
    <style:style style:name="T318" style:family="text">
      <style:text-properties officeooo:rsid="003457b0" style:font-weight-asian="bold" style:font-weight-complex="bold"/>
    </style:style>
    <style:style style:name="T319" style:family="text">
      <style:text-properties officeooo:rsid="002caa64" style:font-weight-asian="bold" style:font-weight-complex="bold"/>
    </style:style>
    <style:style style:name="T320" style:family="text">
      <style:text-properties officeooo:rsid="00770652" style:font-weight-asian="bold" style:font-weight-complex="bold"/>
    </style:style>
    <style:style style:name="T321" style:family="text">
      <style:text-properties officeooo:rsid="0027a089"/>
    </style:style>
    <style:style style:name="T322" style:family="text">
      <style:text-properties officeooo:rsid="00288371"/>
    </style:style>
    <style:style style:name="T323"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324"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325" style:family="text">
      <style:text-properties style:font-name="Times New Roman" fo:font-size="12pt" fo:font-style="italic" style:font-size-asian="12pt" style:font-style-asian="italic" style:font-size-complex="12pt" style:font-style-complex="italic"/>
    </style:style>
    <style:style style:name="T326" style:family="text">
      <style:text-properties style:font-name="Times New Roman" fo:font-size="12pt" fo:font-weight="bold" style:font-size-asian="12pt" style:font-weight-asian="bold" style:font-size-complex="12pt" style:font-weight-complex="bold"/>
    </style:style>
    <style:style style:name="T327" style:family="text">
      <style:text-properties style:font-name="Times New Roman" fo:font-size="12pt" fo:font-weight="bold" officeooo:rsid="006ff48a" style:font-size-asian="12pt" style:font-weight-asian="bold" style:font-size-complex="12pt" style:font-weight-complex="bold"/>
    </style:style>
    <style:style style:name="T328" style:family="text">
      <style:text-properties officeooo:rsid="002ed48f"/>
    </style:style>
    <style:style style:name="T329" style:family="text">
      <style:text-properties officeooo:rsid="003a7e68"/>
    </style:style>
    <style:style style:name="T330" style:family="text">
      <style:text-properties officeooo:rsid="003d28b2"/>
    </style:style>
    <style:style style:name="T331" style:family="text">
      <style:text-properties officeooo:rsid="0054816d"/>
    </style:style>
    <style:style style:name="T332" style:family="text">
      <style:text-properties fo:font-style="italic" style:font-style-asian="italic" style:font-style-complex="italic"/>
    </style:style>
    <style:style style:name="T333" style:family="text">
      <style:text-properties fo:font-style="italic" style:text-underline-style="none" officeooo:rsid="0054816d" style:font-style-asian="italic" style:font-style-complex="italic" style:font-weight-complex="normal"/>
    </style:style>
    <style:style style:name="T334" style:family="text">
      <style:text-properties style:font-weight-asian="normal" style:font-weight-complex="normal"/>
    </style:style>
    <style:style style:name="T335" style:family="text">
      <style:text-properties officeooo:rsid="005f0e1b" style:font-weight-asian="normal" style:font-weight-complex="normal"/>
    </style:style>
    <style:style style:name="T336" style:family="text">
      <style:text-properties officeooo:rsid="006699db" style:font-weight-asian="normal" style:font-weight-complex="normal"/>
    </style:style>
    <style:style style:name="T337" style:family="text">
      <style:text-properties officeooo:rsid="007bd932" style:font-weight-asian="normal" style:font-weight-complex="normal"/>
    </style:style>
    <style:style style:name="T338" style:family="text">
      <style:text-properties officeooo:rsid="007c4f03" style:font-weight-asian="normal" style:font-weight-complex="normal"/>
    </style:style>
    <style:style style:name="T339" style:family="text">
      <style:text-properties officeooo:rsid="0080bf91" style:font-weight-asian="normal" style:font-weight-complex="normal"/>
    </style:style>
    <style:style style:name="T340" style:family="text">
      <style:text-properties style:font-name-complex="Times New Roman"/>
    </style:style>
    <style:style style:name="T341" style:family="text">
      <style:text-properties officeooo:rsid="0059ace4"/>
    </style:style>
    <style:style style:name="T342" style:family="text">
      <style:text-properties officeooo:rsid="005db32c"/>
    </style:style>
    <style:style style:name="T343" style:family="text">
      <style:text-properties officeooo:rsid="006096ed"/>
    </style:style>
    <style:style style:name="T344" style:family="text">
      <style:text-properties officeooo:rsid="0063b7d7"/>
    </style:style>
    <style:style style:name="T345" style:family="text">
      <style:text-properties officeooo:rsid="001ff6ff"/>
    </style:style>
    <style:style style:name="T346" style:family="text">
      <style:text-properties officeooo:rsid="0021b2ac"/>
    </style:style>
    <style:style style:name="T347" style:family="text">
      <style:text-properties fo:font-size="12pt" fo:font-weight="normal" style:font-size-asian="12pt" style:font-weight-asian="normal" style:font-size-complex="12pt" style:font-weight-complex="normal"/>
    </style:style>
    <style:style style:name="T348" style:family="text">
      <style:text-properties fo:font-size="12pt" fo:font-weight="normal" officeooo:rsid="006699db" style:font-size-asian="12pt" style:font-weight-asian="normal" style:font-size-complex="12pt" style:font-weight-complex="normal"/>
    </style:style>
    <style:style style:name="T349" style:family="text">
      <style:text-properties fo:font-size="12pt" fo:font-weight="normal" officeooo:rsid="0082ba63" style:font-size-asian="12pt" style:font-weight-asian="normal" style:font-size-complex="12pt" style:font-weight-complex="normal"/>
    </style:style>
    <style:style style:name="T350" style:family="text">
      <style:text-properties officeooo:rsid="00659666"/>
    </style:style>
    <style:style style:name="T351" style:family="text">
      <style:text-properties officeooo:rsid="00676483"/>
    </style:style>
    <style:style style:name="T352" style:family="text">
      <style:text-properties officeooo:rsid="0068d2e7"/>
    </style:style>
    <style:style style:name="T353" style:family="text">
      <style:text-properties officeooo:rsid="006abcd5"/>
    </style:style>
    <style:style style:name="T354" style:family="text">
      <style:text-properties officeooo:rsid="006bd474"/>
    </style:style>
    <style:style style:name="T355" style:family="text">
      <style:text-properties officeooo:rsid="006d8d1e"/>
    </style:style>
    <style:style style:name="T356" style:family="text">
      <style:text-properties officeooo:rsid="00712b04"/>
    </style:style>
    <style:style style:name="T357" style:family="text">
      <style:text-properties officeooo:rsid="00731891"/>
    </style:style>
    <style:style style:name="T358" style:family="text">
      <style:text-properties officeooo:rsid="0073225e"/>
    </style:style>
    <style:style style:name="T359" style:family="text">
      <style:text-properties fo:font-weight="normal"/>
    </style:style>
    <style:style style:name="T360" style:family="text">
      <style:text-properties fo:font-weight="normal" officeooo:rsid="004d5e8c"/>
    </style:style>
    <style:style style:name="T361" style:family="text">
      <style:text-properties officeooo:rsid="00480214"/>
    </style:style>
    <style:style style:name="T362" style:family="text">
      <style:text-properties officeooo:rsid="007bd932"/>
    </style:style>
    <style:style style:name="T363" style:family="text">
      <style:text-properties officeooo:rsid="007dfdf3"/>
    </style:style>
    <style:style style:name="T364" style:family="text">
      <style:text-properties officeooo:rsid="0068e0e2"/>
    </style:style>
    <style:style style:name="T365" style:family="text">
      <style:text-properties officeooo:rsid="0080bf91"/>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INISTÉRIO DA ECONOMIA</text:p>
      <text:p text:style-name="P29">SECRETARIA DE COORDENAÇÃO E GOVERNANÇA DO PATRIMÔNIO DA UNIÃO</text:p>
      <text:p text:style-name="P35">Superintendência do Patrimônio da União em Santa Catarina</text:p>
      <text:p text:style-name="P5"><text:span text:style-name="Strong_20_Emphasis"><text:span text:style-name="T1">Praça XV de novembro, 336, CENTRO, FLORIANÓPOLIS/SC, CEP 88010-40</text:span></text:span><text:span text:style-name="Strong_20_Emphasis"><text:span text:style-name="T2">0, FONE (48) 3251-8200</text:span></text:span></text:p>
      <text:p text:style-name="P6"><text:span text:style-name="Strong_20_Emphasis"><text:span text:style-name="T314"/></text:span></text:p>
      <text:p text:style-name="P6"><text:span text:style-name="Strong_20_Emphasis"><text:span text:style-name="T314"/></text:span></text:p>
      <text:p text:style-name="P57"><text:span text:style-name="T341">PROJETO DE DESCENTRALIZAÇÃO E MODERNIZAÇÃO ADMINISTRATIVA</text:span> <text:span text:style-name="T352">PARA REGULARIZAÇÃO DE RANCHOS DE PESCA EM SANTA CATARINA</text:span></text:p>
      <text:p text:style-name="P109"/>
      <text:p text:style-name="P94">Processo SEI/ME Nº <text:s/><text:span text:style-name="Strong_20_Emphasis"><text:span text:style-name="T327">10154.104557/2019-37</text:span></text:span></text:p>
      <text:p text:style-name="P94"><text:span text:style-name="Strong_20_Emphasis"><text:span text:style-name="T326">Interessado: Superintendência do Patrimônio da União e os demais municípios do litoral, em torno de 43 (quarenta e três).</text:span></text:span></text:p>
      <text:p text:style-name="P3"><text:span text:style-name="Strong_20_Emphasis"><text:span text:style-name="T8"/></text:span></text:p>
      <text:p text:style-name="P4"><text:span text:style-name="Strong_20_Emphasis"><text:span text:style-name="T29">I-</text:span></text:span><text:span text:style-name="Strong_20_Emphasis"><text:span text:style-name="T31">OBJETO</text:span></text:span><text:span text:style-name="Strong_20_Emphasis"><text:span text:style-name="T30">:</text:span></text:span></text:p>
      <text:p text:style-name="P3"><text:span text:style-name="Strong_20_Emphasis"><text:span text:style-name="T28"/></text:span></text:p>
      <text:p text:style-name="P93"><text:span text:style-name="Strong_20_Emphasis"><text:span text:style-name="T26">Este projeto visa a </text:span></text:span><text:span text:style-name="Strong_20_Emphasis"><text:span text:style-name="T24">re</text:span></text:span><text:span text:style-name="Strong_20_Emphasis"><text:span text:style-name="T8">gulamentação de procedimentos entre as instituições </text:span></text:span><text:span text:style-name="Strong_20_Emphasis"><text:span text:style-name="T10">e </text:span></text:span><text:span text:style-name="Strong_20_Emphasis"><text:span text:style-name="T11">a </text:span></text:span><text:span text:style-name="Strong_20_Emphasis"><text:span text:style-name="T8">regularização de ranchos </text:span></text:span><text:span text:style-name="Strong_20_Emphasis"><text:span text:style-name="T11">de pesca, </text:span></text:span><text:span text:style-name="Strong_20_Emphasis"><text:span text:style-name="T12">para a guarda das embarcações e petrechos de pesca, </text:span></text:span><text:span text:style-name="Strong_20_Emphasis"><text:span text:style-name="T13">para</text:span></text:span><text:span text:style-name="Strong_20_Emphasis"><text:span text:style-name="T8"> pescadores artesanais/profissionais de Comunidades Tradicionais em Santa Catarina, </text:span></text:span><text:span text:style-name="Strong_20_Emphasis"><text:span text:style-name="T9">de uso sustentável,</text:span></text:span><text:span text:style-name="Strong_20_Emphasis"><text:span text:style-name="T12"> com anuência do</text:span></text:span><text:span text:style-name="Strong_20_Emphasis"><text:span text:style-name="T21">s municípios em Santa Catarina</text:span></text:span><text:span text:style-name="Strong_20_Emphasis"><text:span text:style-name="T284"> </text:span></text:span><text:span text:style-name="Strong_20_Emphasis"><text:span text:style-name="T285">até que seja aprovad</text:span></text:span><text:span text:style-name="Strong_20_Emphasis"><text:span text:style-name="T286">a</text:span></text:span><text:span text:style-name="Strong_20_Emphasis"><text:span text:style-name="T285"> a regulamentação pela Secretaria do Patrimônio da União</text:span></text:span><text:span text:style-name="Strong_20_Emphasis"><text:span text:style-name="T287">.</text:span></text:span></text:p>
      <text:p text:style-name="P1"><text:span text:style-name="Strong_20_Emphasis"><text:span text:style-name="T288"/></text:span></text:p>
      <text:p text:style-name="P2"><text:span text:style-name="Strong_20_Emphasis"><text:span text:style-name="T40"/></text:span></text:p>
      <text:p text:style-name="P2"><text:span text:style-name="Strong_20_Emphasis"><text:span text:style-name="T38"><text:s/></text:span></text:span><text:span text:style-name="Strong_20_Emphasis"><text:span text:style-name="T41">II</text:span></text:span><text:span text:style-name="Strong_20_Emphasis"><text:span text:style-name="T39">-SEMINÁRIO</text:span></text:span><text:span text:style-name="Strong_20_Emphasis"><text:span text:style-name="T38">:</text:span></text:span></text:p>
      <text:p text:style-name="P1"><text:span text:style-name="Strong_20_Emphasis"><text:span text:style-name="T7"/></text:span></text:p>
      <text:p text:style-name="P95"><text:span text:style-name="Strong_20_Emphasis"><text:span text:style-name="T130">A SPU/SC realizou </text:span></text:span><text:span text:style-name="Strong_20_Emphasis"><text:span text:style-name="T152">o </text:span></text:span><text:span text:style-name="Strong_20_Emphasis"><text:span text:style-name="T185">P</text:span></text:span><text:span text:style-name="Strong_20_Emphasis"><text:span text:style-name="T180">RIMEIRO SEMINÁRIO INSTITUCIONAL SOBRE A REGULARIZAÇÃO DE RANCHOS DE PESCA EM SANTA CATARINA</text:span></text:span><text:span text:style-name="Strong_20_Emphasis"><text:span text:style-name="T171">,</text:span></text:span><text:span text:style-name="Strong_20_Emphasis"><text:span text:style-name="T130"> </text:span></text:span><text:span text:style-name="Strong_20_Emphasis"><text:span text:style-name="T131">de acordo com o </text:span></text:span><text:span text:style-name="Strong_20_Emphasis"><text:span text:style-name="T130">Ofício-Circular nº 01/2019, </text:span></text:span><text:span text:style-name="Strong_20_Emphasis"><text:span text:style-name="T154">com a </text:span></text:span><text:span text:style-name="Strong_20_Emphasis"><text:span text:style-name="T130">Programação do Evento, </text:span></text:span><text:span text:style-name="Strong_20_Emphasis"><text:span text:style-name="T131">conforme </text:span></text:span><text:span text:style-name="Strong_20_Emphasis"><text:span text:style-name="T185">processo SEI/ME nº 10154.104557/2019-37</text:span></text:span><text:span text:style-name="Strong_20_Emphasis"><text:span text:style-name="T130">,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32">de forma sustentável, </text:span></text:span><text:span text:style-name="Strong_20_Emphasis"><text:span text:style-name="T155">visando </text:span></text:span><text:span text:style-name="Strong_20_Emphasis"><text:span text:style-name="T132">a</text:span></text:span><text:span text:style-name="Strong_20_Emphasis"><text:span text:style-name="T130"> emissão do </text:span></text:span><text:span text:style-name="Strong_20_Emphasis"><text:span text:style-name="T180">Termo de Autorização de Uso Sustentável – TAUS.</text:span></text:span></text:p>
      <text:p text:style-name="P7"><text:span text:style-name="Strong_20_Emphasis"><text:span text:style-name="T177">Para a emissão do referido T</text:span></text:span><text:span text:style-name="Strong_20_Emphasis"><text:span text:style-name="T172">AUS, o pescador </text:span></text:span><text:span text:style-name="Strong_20_Emphasis"><text:span text:style-name="T173">deve se </text:span></text:span><text:span text:style-name="Strong_20_Emphasis"><text:span text:style-name="T172">dirigir a diversos </text:span></text:span><text:span text:style-name="Strong_20_Emphasis"><text:span text:style-name="T176">entes</text:span></text:span><text:span text:style-name="Strong_20_Emphasis"><text:span text:style-name="T172">, para, posteriormente, pleitear a regularização junto à SPU/SC, observando o que segue:</text:span></text:span></text:p>
      <text:list xml:id="list8906498220334125023" text:style-name="L1">
        <text:list-item>
          <text:p text:style-name="P60"><text:span text:style-name="T196">S</text:span><text:span text:style-name="T197">uperintendência do Patrimônio da União em Santa Catarina – S</text:span><text:span text:style-name="T196">PU/SC</text:span><text:span text:style-name="T203">: </text:span><text:span text:style-name="T205">Emissão do TAUS;</text:span></text:p>
        </text:list-item>
        <text:list-item>
          <text:p text:style-name="P61"><text:span text:style-name="T113">Município: </text:span><text:span text:style-name="T57">Responsável pela </text:span><text:span text:style-name="T56">identificação </text:span><text:span text:style-name="T51">e caracterização </text:span><text:span text:style-name="T56">das comunidades tradicionais, </text:span><text:span text:style-name="T51">bem como </text:span><text:span text:style-name="T57">pela </text:span><text:span text:style-name="T56">manifestação quanto </text:span><text:span text:style-name="T51">ao </text:span><text:span text:style-name="T56">uso do solo, de acordo com o </text:span><text:span text:style-name="T58">P</text:span><text:span text:style-name="T56">lano </text:span><text:span text:style-name="T58">D</text:span><text:span text:style-name="T56">iretor </text:span><text:span text:style-name="T58">M</text:span><text:span text:style-name="T56">unicipal </text:span><text:span text:style-name="T51">e </text:span><text:span text:style-name="T58">A</text:span><text:span text:style-name="T51">mbienta</text:span><text:span text:style-name="T59">l;</text:span></text:p>
        </text:list-item>
        <text:list-item>
          <text:p text:style-name="P61"><text:span text:style-name="T104">Ministério da Agricultura, </text:span><text:span text:style-name="T112">Pecuária e Abasteciment</text:span><text:span text:style-name="T109">o </text:span><text:span text:style-name="T105">– </text:span><text:span text:style-name="T109">MAPA</text:span><text:span text:style-name="T94">: </text:span><text:span text:style-name="T48">Responsável pel</text:span><text:span text:style-name="T62">a expedição d</text:span><text:span text:style-name="T63">o </text:span><text:span text:style-name="T49">Registro </text:span><text:span text:style-name="T50">de Pescador Profissional</text:span><text:span text:style-name="T49"> </text:span><text:span text:style-name="T51">e Inscrição da Embarcação</text:span><text:span text:style-name="T49">;</text:span></text:p>
        </text:list-item>
        <text:list-item>
          <text:p text:style-name="P61"><text:span text:style-name="T104">Capitania dos Portos:</text:span><text:span text:style-name="T48"> Responsável pela emissão da </text:span><text:span text:style-name="T49">Caderneta de Inscrição </text:span><text:span text:style-name="T52">e Registro - </text:span><text:span text:style-name="T54">CIR</text:span><text:span text:style-name="T52"> </text:span><text:span text:style-name="T53">(Carteira POP)</text:span><text:span text:style-name="T49"> </text:span><text:span text:style-name="T52">e</text:span><text:span text:style-name="T51"> Título</text:span><text:span text:style-name="T49"> de Inscrição de Embarcação – TIE;</text:span></text:p>
        </text:list-item>
        <text:list-item>
          <text:p text:style-name="P61"><text:span text:style-name="T289">Receita Federal do Brasil </text:span><text:span text:style-name="T290">– </text:span><text:span text:style-name="T291">RFB</text:span><text:span text:style-name="T293">:</text:span><text:span text:style-name="T292"> Responsável pel</text:span><text:span text:style-name="T294">o </text:span><text:span text:style-name="T292">Cadastro Específico do INSS – CEI;</text:span></text:p>
        </text:list-item>
        <text:list-item>
          <text:p text:style-name="P61"><text:span text:style-name="T289">Previdência Social </text:span><text:span text:style-name="T292">– Responsável pel</text:span><text:span text:style-name="T294">o </text:span><text:span text:style-name="T292">Cadastro Nacional de Informações Sociais – CNIS;</text:span></text:p>
        </text:list-item>
        <text:list-item>
          <text:p text:style-name="P61"><text:soft-page-break/><text:span text:style-name="T104">Banco do Brasil:</text:span><text:span text:style-name="T48"> Responsável pel</text:span><text:span text:style-name="T92">a c</text:span><text:span text:style-name="T48">omprovação </text:span><text:span text:style-name="T61">de renda </text:span><text:span text:style-name="T48">por meio do PASEP </text:span><text:span text:style-name="T92">(caso o requerente seja servidor público)</text:span><text:span text:style-name="T48">; </text:span></text:p>
        </text:list-item>
        <text:list-item>
          <text:p text:style-name="P60"><text:span text:style-name="T201">Instituto Chico Mendes de Conservação da Biodiversidade </text:span><text:span text:style-name="T197">– </text:span><text:span text:style-name="T201"><text:s/></text:span><text:span text:style-name="T194">ICMBIO:</text:span><text:span text:style-name="T202"> Responsável pel</text:span><text:span text:style-name="T204">a </text:span><text:span text:style-name="T207">informação “nada opor” quando estiver em áreas de sua jurisdição (APA, Parque, Resex, etc.); e,</text:span></text:p>
        </text:list-item>
        <text:list-item>
          <text:p text:style-name="P60"><text:span text:style-name="T199">Instituto do Meio Ambiente de Santa Catarina – IMA</text:span><text:span text:style-name="T207">: Responsável pel</text:span><text:span text:style-name="T204">a </text:span><text:span text:style-name="T207">informação “nada opor” quando estiver em áreas de sua jurisdição (APA, Parque, Resex, etc.).</text:span></text:p>
          <text:p text:style-name="P110"><text:span text:style-name="Strong_20_Emphasis"><text:span text:style-name="T110">Além disso</text:span></text:span><text:span text:style-name="Strong_20_Emphasis"><text:span text:style-name="T61">, os entes abaixo são responsáveis pelo fomento e apoio à atividade pesqueira no Estado:</text:span></text:span></text:p>
        </text:list-item>
        <text:list-item>
          <text:p text:style-name="P79"><text:span text:style-name="T112">Empresa de Pesquisa Agropecuária e Extensão Rural de Santa Catarina </text:span><text:span text:style-name="T94">– </text:span><text:span text:style-name="T104">EPAGRI: </text:span><text:span text:style-name="T56">A</text:span><text:span text:style-name="T48">poio ao pescador n</text:span><text:span text:style-name="T95">o que for necessário dentro de sua competência</text:span><text:span text:style-name="T48">; </text:span><text:span text:style-name="T92">e,</text:span></text:p>
        </text:list-item>
        <text:list-item>
          <text:p text:style-name="P82"><text:span text:style-name="T252">Federação Catarinense dos Municípios – </text:span><text:span text:style-name="T253">FECAM: </text:span><text:span text:style-name="T250">N</text:span><text:span text:style-name="T251">o apoio ao </text:span><text:span text:style-name="T235">desenvolvimento de um sistema eletrônico, para facilitar o atendimento aos pescadores, </text:span><text:span text:style-name="T236">m</text:span><text:span text:style-name="T235">unicípio e SPU/</text:span><text:span text:style-name="T233">SC, </text:span><text:span text:style-name="T234">caso não seja possível </text:span><text:span text:style-name="T237">a implementação</text:span><text:span text:style-name="T234"> pela SPU.</text:span></text:p>
        </text:list-item>
      </text:list>
      <text:p text:style-name="P59"><text:span text:style-name="Strong_20_Emphasis"><text:span text:style-name="T111">Por fim,</text:span></text:span><text:span text:style-name="Strong_20_Emphasis"><text:span text:style-name="T92"> os entes abaixo são responsáveis pela fiscalização e demandas de cunho judicial:</text:span></text:span></text:p>
      <text:list xml:id="list173153663222354" text:continue-numbering="true" text:style-name="L1">
        <text:list-item>
          <text:p text:style-name="P79"><text:span text:style-name="T49">Ministério Público Federal </text:span><text:span text:style-name="T48">– </text:span><text:span text:style-name="T94">MPF: r</text:span><text:span text:style-name="T48">ealizar trabalho integrado entre SPU e </text:span><text:span text:style-name="T84">m</text:span><text:span text:style-name="T48">unicípios, visando </text:span><text:span text:style-name="T85">a </text:span><text:span text:style-name="T48">apresentação de um cronograma de atendimento, por região, evitando assim, demandas pontuais que cons</text:span><text:span text:style-name="T85">tituem a</text:span><text:span text:style-name="T48"> maior parte</text:span><text:span text:style-name="T85"> das demandas de </text:span><text:span text:style-name="T48">fiscalização;</text:span></text:p>
        </text:list-item>
        <text:list-item>
          <text:p text:style-name="P81"><text:span text:style-name="T208">IBAMA, </text:span><text:span text:style-name="T209">IMA, SPU/SC, Ó</text:span><text:span text:style-name="T210">rgão de controle </text:span><text:span text:style-name="T209">A</text:span><text:span text:style-name="T210">mbiental do</text:span><text:span text:style-name="T209"> M</text:span><text:span text:style-name="T210">unicípio e</text:span><text:span text:style-name="T209"> P</text:span><text:span text:style-name="T210">olícia Ambiental</text:span><text:span text:style-name="T209">; </text:span><text:span text:style-name="T211">e</text:span><text:span text:style-name="T209">,</text:span></text:p>
        </text:list-item>
        <text:list-item>
          <text:p text:style-name="P84"><text:span text:style-name="T364">Justiça Estadual e Federal.</text:span></text:p>
        </text:list-item>
      </text:list>
      <text:list xml:id="list7843691811962083317" text:style-name="L2">
        <text:list-header>
          <text:p text:style-name="P62"/>
        </text:list-header>
      </text:list>
      <text:p text:style-name="P8"><text:span text:style-name="T341">II</text:span>I-UNIFICAÇÃO DE AÇÕES ENTRE ÓRGÃOS PÚBLICO<text:span text:style-name="T328">S</text:span>:</text:p>
      <text:p text:style-name="P97"><text:span text:style-name="T361">O Primeiro Seminário Institucional do Litoral Catarinense, teve a participação dos municípios catarinenses do litoral e de outros órgãos envolvidos, exceto o Banco do Brasil, Instituto do Meio Ambiente de Santa Catarina e o Ministério Público Federal, sendo possível apresentar a legislação inerente e os instrumentos necessários para a regularização de rancho de pesca, com o objetivo de atender os pescadores de Comunidades Tradicionais, de uso sustentável</text:span>.</text:p>
      <text:p text:style-name="P97"><text:span text:style-name="Strong_20_Emphasis"><text:span text:style-name="T360">O </text:span></text:span><text:span text:style-name="Strong_20_Emphasis"><text:span text:style-name="T359">uso do solo </text:span></text:span><text:span text:style-name="Strong_20_Emphasis"><text:span text:style-name="T360">deverá estar de acordo c</text:span></text:span><text:span text:style-name="Strong_20_Emphasis"><text:span text:style-name="T359">om o Plano Diretor Municipal </text:span></text:span><text:span text:style-name="Strong_20_Emphasis"><text:span text:style-name="T360">e Ambiental,</text:span></text:span><text:span text:style-name="Strong_20_Emphasis"><text:span text:style-name="T359"> </text:span></text:span><text:span text:style-name="Strong_20_Emphasis"><text:span text:style-name="T303">observando </text:span></text:span><text:span text:style-name="Strong_20_Emphasis"><text:span text:style-name="T311">a missão de </text:span></text:span><text:span text:style-name="Strong_20_Emphasis"><text:span text:style-name="T303">cunho </text:span></text:span><text:span text:style-name="Strong_20_Emphasis"><text:span text:style-name="T296">social, </text:span></text:span><text:span text:style-name="Strong_20_Emphasis"><text:span text:style-name="T311">sendo possível o</text:span></text:span><text:span text:style-name="Strong_20_Emphasis"><text:span text:style-name="T296">uvi</text:span></text:span><text:span text:style-name="Strong_20_Emphasis"><text:span text:style-name="T311">r </text:span></text:span><text:span text:style-name="Strong_20_Emphasis"><text:span text:style-name="T296">as partes envolvidas</text:span></text:span><text:span text:style-name="Strong_20_Emphasis"><text:span text:style-name="T311"> (Municípios e Órgãos Públicos)</text:span></text:span><text:span text:style-name="Strong_20_Emphasis"><text:span text:style-name="T296">, proporcionando, assim, </text:span></text:span><text:span text:style-name="Strong_20_Emphasis"><text:span text:style-name="T300">obter</text:span></text:span><text:span text:style-name="Strong_20_Emphasis"><text:span text:style-name="T296"> sugestões para a realização dos estudos de descentralização e simplificação das atividades de cada órgão, </text:span></text:span><text:span text:style-name="Strong_20_Emphasis"><text:span text:style-name="T303">de modo a </text:span></text:span><text:span text:style-name="Strong_20_Emphasis"><text:span text:style-name="T296">atender a demanda do pescador,</text:span></text:span><text:span text:style-name="Strong_20_Emphasis"><text:span text:style-name="T359"> com base no Decreto nº 9.094/2017. </text:span></text:span></text:p>
      <text:p text:style-name="P14"><text:span text:style-name="T355">Para a implementação do presente projeto</text:span> foram realizados <text:span text:style-name="T357">estudos </text:span>em parceria com os <text:span text:style-name="T353">entes </text:span>abaixo:</text:p>
      <text:p text:style-name="P15"><text:span text:style-name="T296">1-Município de Florianópolis/SC</text:span>, <text:span text:style-name="T334">sito …...............</text:span><text:span text:style-name="T5"> – CEP ….. – </text:span><text:span text:style-name="T4">Prefeito – </text:span><text:span text:style-name="T3">Gean Loureiro ;;;;</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50">Nome/<text:span text:style-name="T350">Gargo</text:span></text:p>
          </table:table-cell>
          <table:table-cell table:style-name="Tabela7.A1" office:value-type="string">
            <text:p text:style-name="P26"><text:span text:style-name="Strong_20_Emphasis"><text:span text:style-name="T46">Órgão</text:span></text:span></text:p>
          </table:table-cell>
          <table:table-cell table:style-name="Tabela7.A1" office:value-type="string">
            <text:p text:style-name="P50">E-mail</text:p>
          </table:table-cell>
          <table:table-cell table:style-name="Tabela7.D1" office:value-type="string">
            <text:p text:style-name="P58"><text:span text:style-name="T350">DDD/</text:span>Fone/<text:span text:style-name="T350">Celular</text:span></text:p>
          </table:table-cell>
        </table:table-row>
      </table:table>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3">Adriano Roberto Weickert</text:p>
          </table:table-cell>
          <table:table-cell table:style-name="Tabela1.A1" office:value-type="string">
            <text:p text:style-name="P27"><text:span text:style-name="Strong_20_Emphasis"><text:span text:style-name="T47">SMPMA</text:span></text:span></text:p>
          </table:table-cell>
          <table:table-cell table:style-name="Tabela1.A1" office:value-type="string">
            <text:p text:style-name="P53"><text:a xlink:type="simple" xlink:href="mailto:adrianoweickert@gamial.com">adrianoweickert@gamial.com</text:a></text:p>
          </table:table-cell>
          <table:table-cell table:style-name="Tabela1.D1" office:value-type="string">
            <text:p text:style-name="P53">(48) 3952-7010</text:p>
          </table:table-cell>
        </table:table-row>
        <table:table-row>
          <table:table-cell table:style-name="Tabela1.A2" office:value-type="string">
            <text:p text:style-name="P53">Fernanda Santos Amorim</text:p>
          </table:table-cell>
          <table:table-cell table:style-name="Tabela1.A2" office:value-type="string">
            <text:p text:style-name="P27"><text:span text:style-name="Strong_20_Emphasis"><text:span text:style-name="T47">SMPMA</text:span></text:span></text:p>
          </table:table-cell>
          <table:table-cell table:style-name="Tabela1.A2" office:value-type="string">
            <text:p text:style-name="P53"><text:span text:style-name="T363">f</text:span><text:a xlink:type="simple" xlink:href="mailto:Fernanda.smttde@pmf.sc.gov.br">ernanda.smttde@pmf.sc.gov.br</text:a></text:p>
          </table:table-cell>
          <table:table-cell table:style-name="Tabela1.D2" office:value-type="string">
            <text:p text:style-name="P53">(48) 3952-7010</text:p>
          </table:table-cell>
        </table:table-row>
        <table:table-row>
          <table:table-cell table:style-name="Tabela1.A2" office:value-type="string">
            <text:p text:style-name="P47"/>
          </table:table-cell>
          <table:table-cell table:style-name="Tabela1.A2" office:value-type="string">
            <text:p text:style-name="P28"><text:span text:style-name="Strong_20_Emphasis"><text:span text:style-name="T254">SMPMA</text:span></text:span></text:p>
          </table:table-cell>
          <table:table-cell table:style-name="Tabela1.A2" office:value-type="string">
            <text:p text:style-name="P47"/>
          </table:table-cell>
          <table:table-cell table:style-name="Tabela1.D2" office:value-type="string">
            <text:p text:style-name="P47"/>
          </table:table-cell>
        </table:table-row>
        <table:table-row>
          <table:table-cell table:style-name="Tabela1.A2" office:value-type="string">
            <text:p text:style-name="P47"/>
          </table:table-cell>
          <table:table-cell table:style-name="Tabela1.A2" office:value-type="string">
            <text:p text:style-name="P55">FLORAM</text:p>
          </table:table-cell>
          <table:table-cell table:style-name="Tabela1.A2" office:value-type="string">
            <text:p text:style-name="P47"/>
          </table:table-cell>
          <table:table-cell table:style-name="Tabela1.D2" office:value-type="string">
            <text:p text:style-name="P47"/>
          </table:table-cell>
        </table:table-row>
        <table:table-row>
          <table:table-cell table:style-name="Tabela1.A2" office:value-type="string">
            <text:p text:style-name="P47"/>
          </table:table-cell>
          <table:table-cell table:style-name="Tabela1.A2" office:value-type="string">
            <text:p text:style-name="P55">IPUF</text:p>
          </table:table-cell>
          <table:table-cell table:style-name="Tabela1.A2" office:value-type="string">
            <text:p text:style-name="P47"/>
          </table:table-cell>
          <table:table-cell table:style-name="Tabela1.D2" office:value-type="string">
            <text:p text:style-name="P47"/>
          </table:table-cell>
        </table:table-row>
        <table:table-row>
          <table:table-cell table:style-name="Tabela1.A2" office:value-type="string">
            <text:p text:style-name="P47">Humberto Pereira de Almeida</text:p>
          </table:table-cell>
          <table:table-cell table:style-name="Tabela1.A2" office:value-type="string">
            <text:p text:style-name="P54">SPU/SC</text:p>
          </table:table-cell>
          <table:table-cell table:style-name="Tabela1.A2" office:value-type="string">
            <text:p text:style-name="P47">humberto.almeida@planejamento.gov.br</text:p>
          </table:table-cell>
          <table:table-cell table:style-name="Tabela1.D2" office:value-type="string">
            <text:p text:style-name="P47">48 3251-8215</text:p>
          </table:table-cell>
        </table:table-row>
        <text:soft-page-break/>
        <table:table-row>
          <table:table-cell table:style-name="Tabela1.A2" office:value-type="string">
            <text:p text:style-name="P53">Rosely Maria Azevedo</text:p>
          </table:table-cell>
          <table:table-cell table:style-name="Tabela1.A2" office:value-type="string">
            <text:p text:style-name="P54">SPU/SC</text:p>
          </table:table-cell>
          <table:table-cell table:style-name="Tabela1.A2" office:value-type="string">
            <text:p text:style-name="P47"><text:span text:style-name="T351">Rosely.azevedo</text:span>@planejamento.gov.br</text:p>
          </table:table-cell>
          <table:table-cell table:style-name="Tabela1.D2" office:value-type="string">
            <text:p text:style-name="P47">48 3251-8215</text:p>
          </table:table-cell>
        </table:table-row>
        <table:table-row table:style-name="Tabela1.8">
          <table:table-cell table:style-name="Tabela1.A2" office:value-type="string">
            <text:p text:style-name="P47">Alexandre Pandino Azevedo</text:p>
          </table:table-cell>
          <table:table-cell table:style-name="Tabela1.A2" office:value-type="string">
            <text:p text:style-name="P47">SPU/SC</text:p>
          </table:table-cell>
          <table:table-cell table:style-name="Tabela1.A2" office:value-type="string">
            <text:p text:style-name="P48">alexandre.pandino@planejamento.gov.br</text:p>
          </table:table-cell>
          <table:table-cell table:style-name="Tabela1.D2" office:value-type="string">
            <text:p text:style-name="P47">48 3251-8215</text:p>
          </table:table-cell>
        </table:table-row>
        <table:table-row table:style-name="Tabela1.8">
          <table:table-cell table:style-name="Tabela1.A2" office:value-type="string">
            <text:p text:style-name="P52">Telesmagno</text:p>
          </table:table-cell>
          <table:table-cell table:style-name="Tabela1.A2" office:value-type="string">
            <text:p text:style-name="P47">SPU/SC</text:p>
          </table:table-cell>
          <table:table-cell table:style-name="Tabela1.A2" office:value-type="string">
            <text:p text:style-name="P48"/>
          </table:table-cell>
          <table:table-cell table:style-name="Tabela1.D2" office:value-type="string">
            <text:p text:style-name="P47"/>
          </table:table-cell>
        </table:table-row>
      </table:table>
      <text:p text:style-name="P20"/>
      <text:p text:style-name="P16"><text:span text:style-name="T296">2-Município de Garopaba/S</text:span>C, <text:span text:style-name="T334">sito </text:span><text:span text:style-name="T336">à Rua.......................</text:span><text:span text:style-name="T5">– CEP …........ – </text:span><text:span text:style-name="T6">Prefeito - ….......................</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0">Nome/<text:span text:style-name="T350">Gargo</text:span></text:p>
          </table:table-cell>
          <table:table-cell table:style-name="Tabela5.A1" office:value-type="string">
            <text:p text:style-name="P26"><text:span text:style-name="Strong_20_Emphasis"><text:span text:style-name="T46">Órgão</text:span></text:span></text:p>
          </table:table-cell>
          <table:table-cell table:style-name="Tabela5.A1" office:value-type="string">
            <text:p text:style-name="P50">E-mail</text:p>
          </table:table-cell>
          <table:table-cell table:style-name="Tabela5.D1" office:value-type="string">
            <text:p text:style-name="P58"><text:span text:style-name="T350">DDD/</text:span>Fone/<text:span text:style-name="T350">Celular</text:span></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6">Luiz Antônio de Campos - <text:span text:style-name="T350">Vereador</text:span></text:p>
          </table:table-cell>
          <table:table-cell table:style-name="Tabela2.A1" office:value-type="string">
            <text:p text:style-name="P25"><text:span text:style-name="Strong_20_Emphasis"><text:span text:style-name="T45">Câmara de Vereadores <text:s/>Garopaba</text:span></text:span></text:p>
          </table:table-cell>
          <table:table-cell table:style-name="Tabela2.A1" office:value-type="string">
            <text:p text:style-name="P47"><text:span text:style-name="T345">luizinhocampos04</text:span>@gmail.com</text:p>
          </table:table-cell>
          <table:table-cell table:style-name="Tabela2.D1" office:value-type="string">
            <text:p text:style-name="P47">48 <text:span text:style-name="T345">996432970</text:span></text:p>
          </table:table-cell>
        </table:table-row>
        <table:table-row>
          <table:table-cell table:style-name="Tabela2.A2" office:value-type="string">
            <text:p text:style-name="P46">Edevaldo Gonçalves da S<text:span text:style-name="T344">ilva</text:span> Junior - <text:span text:style-name="T350">Secretário</text:span></text:p>
          </table:table-cell>
          <table:table-cell table:style-name="Tabela2.A2" office:value-type="string">
            <text:p text:style-name="P25"><text:span text:style-name="Strong_20_Emphasis"><text:span text:style-name="T45">Secretaria de Agricultura e Pesca Garopaba</text:span></text:span></text:p>
          </table:table-cell>
          <table:table-cell table:style-name="Tabela2.A2" office:value-type="string">
            <text:p text:style-name="P46">agripesca@garopaba.sc.gov.br</text:p>
          </table:table-cell>
          <table:table-cell table:style-name="Tabela2.D2" office:value-type="string">
            <text:p text:style-name="P47">48 <text:span text:style-name="T345">999430063</text:span></text:p>
          </table:table-cell>
        </table:table-row>
        <table:table-row>
          <table:table-cell table:style-name="Tabela2.A2" office:value-type="string">
            <text:p text:style-name="P47">Humberto Pereira de Almeida</text:p>
            <text:p text:style-name="P51">Responsável pela NUREF</text:p>
          </table:table-cell>
          <table:table-cell table:style-name="Tabela2.A2" office:value-type="string">
            <text:p text:style-name="P54">SPU/SC</text:p>
          </table:table-cell>
          <table:table-cell table:style-name="Tabela2.A2" office:value-type="string">
            <text:p text:style-name="P47">humberto.almeida@planejamento.gov.br</text:p>
          </table:table-cell>
          <table:table-cell table:style-name="Tabela2.D2" office:value-type="string">
            <text:p text:style-name="P47">48 3251-8215</text:p>
          </table:table-cell>
        </table:table-row>
        <table:table-row>
          <table:table-cell table:style-name="Tabela2.A2" office:value-type="string">
            <text:p text:style-name="P48">José Henrique Francisco Santos</text:p>
            <text:p text:style-name="P51">Chefe da Superintendência da Pesca Federal em SC</text:p>
          </table:table-cell>
          <table:table-cell table:style-name="Tabela2.A2" office:value-type="string">
            <text:p text:style-name="P48">DAP/SFA/MAPA</text:p>
          </table:table-cell>
          <table:table-cell table:style-name="Tabela2.A2" office:value-type="string">
            <text:p text:style-name="P48">Jose.hsantos@agricultura.gov.br</text:p>
          </table:table-cell>
          <table:table-cell table:style-name="Tabela2.D2" office:value-type="string">
            <text:p text:style-name="P47">48 <text:span text:style-name="T346">999500329</text:span></text:p>
          </table:table-cell>
        </table:table-row>
        <table:table-row>
          <table:table-cell table:style-name="Tabela2.A2" office:value-type="string">
            <text:p text:style-name="P47">Alexandre Pandino Azevedo</text:p>
            <text:p text:style-name="P51">Técnico </text:p>
          </table:table-cell>
          <table:table-cell table:style-name="Tabela2.A2" office:value-type="string">
            <text:p text:style-name="P47">SPU/SC</text:p>
          </table:table-cell>
          <table:table-cell table:style-name="Tabela2.A2" office:value-type="string">
            <text:p text:style-name="P48">alexandre.pandino@planejamento.gov.br</text:p>
          </table:table-cell>
          <table:table-cell table:style-name="Tabela2.D2" office:value-type="string">
            <text:p text:style-name="P47">48 3251-8215</text:p>
          </table:table-cell>
        </table:table-row>
      </table:table>
      <text:p text:style-name="P31"/>
      <text:p text:style-name="P32"><text:span text:style-name="T296">3-Município de Governador Celso Ramos/SC</text:span><text:span text:style-name="T347">, sito </text:span><text:span text:style-name="T25">Praça 6 de Novembro, 1, Ganchos do Meio, Governador Celso Ramos/SC – CEP 88190-000 – </text:span><text:span text:style-name="T28">Prefeito - </text:span><text:span text:style-name="T43">Juliano Duarte Campos</text:span></text:p>
      <text:p text:style-name="P31"/>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0">Nome/<text:span text:style-name="T350">Gargo</text:span></text:p>
          </table:table-cell>
          <table:table-cell table:style-name="Tabela6.A1" office:value-type="string">
            <text:p text:style-name="P26"><text:span text:style-name="Strong_20_Emphasis"><text:span text:style-name="T46">Órgão</text:span></text:span></text:p>
          </table:table-cell>
          <table:table-cell table:style-name="Tabela6.A1" office:value-type="string">
            <text:p text:style-name="P49">E-mail</text:p>
          </table:table-cell>
          <table:table-cell table:style-name="Tabela6.D1" office:value-type="string">
            <text:p text:style-name="P49"><text:span text:style-name="T350">DDD/</text:span>Fone/<text:span text:style-name="T350">Celular</text:span></text:p>
          </table:table-cell>
        </table:table-row>
        <table:table-row>
          <table:table-cell table:style-name="Tabela6.A2" office:value-type="string">
            <text:p text:style-name="P23">Gil Marcos dos Santos </text:p>
            <text:p text:style-name="P24">Secretário</text:p>
          </table:table-cell>
          <table:table-cell table:style-name="Tabela6.B2" office:value-type="string">
            <text:p text:style-name="P21"><text:span text:style-name="Strong_20_Emphasis"><text:span text:style-name="T347">Secretaria de Desenvolvimento da Pesca e Maricultura</text:span></text:span></text:p>
          </table:table-cell>
          <table:table-cell table:style-name="Tabela6.C2" office:value-type="string">
            <text:p text:style-name="P22"><text:span text:style-name="T349">g</text:span><text:a xlink:type="simple" xlink:href="mailto:Gilmds@gmail.com"><text:span text:style-name="T347">ilmds@gmail.com</text:span></text:a></text:p>
          </table:table-cell>
          <table:table-cell table:style-name="Tabela6.D2" office:value-type="string">
            <text:p text:style-name="P56">(48) 3262-2528 <text:span text:style-name="T350">e</text:span> 99638-1676</text:p>
          </table:table-cell>
        </table:table-row>
      </table:table>
      <text:p text:style-name="P31"/>
      <text:p text:style-name="P33"><text:span text:style-name="T296">4-Município de São Francisco do Sul</text:span>, <text:span text:style-name="T347">sito </text:span><text:span text:style-name="T348">à Rua.......................</text:span><text:span text:style-name="T25">– CEP …........ – </text:span><text:span text:style-name="T28">Prefeito - ….......................</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0">Nome/<text:span text:style-name="T350">Gargo</text:span></text:p>
          </table:table-cell>
          <table:table-cell table:style-name="Tabela4.A1" office:value-type="string">
            <text:p text:style-name="P26"><text:span text:style-name="Strong_20_Emphasis"><text:span text:style-name="T46">Órgão</text:span></text:span></text:p>
          </table:table-cell>
          <table:table-cell table:style-name="Tabela4.A1" office:value-type="string">
            <text:p text:style-name="P49">E-mail</text:p>
          </table:table-cell>
          <table:table-cell table:style-name="Tabela4.D1" office:value-type="string">
            <text:p text:style-name="P50"><text:span text:style-name="T350">DDD/</text:span>Fone/<text:span text:style-name="T350">Celular</text:span></text:p>
          </table:table-cell>
        </table:table-row>
        <table:table-row>
          <table:table-cell table:style-name="Tabela4.A6" office:value-type="string">
            <text:p text:style-name="P46"/>
          </table:table-cell>
          <table:table-cell table:style-name="Tabela4.B6" office:value-type="string">
            <text:p text:style-name="P25"><text:span text:style-name="Strong_20_Emphasis"><text:span text:style-name="T45"/></text:span></text:p>
          </table:table-cell>
          <table:table-cell table:style-name="Tabela4.C6" office:value-type="string">
            <text:p text:style-name="P46"/>
          </table:table-cell>
          <table:table-cell table:style-name="Tabela4.D6" office:value-type="string">
            <text:p text:style-name="P47"/>
          </table:table-cell>
        </table:table-row>
        <table:table-row>
          <table:table-cell table:style-name="Tabela4.A6" office:value-type="string">
            <text:p text:style-name="P47"/>
          </table:table-cell>
          <table:table-cell table:style-name="Tabela4.B6" office:value-type="string">
            <text:p text:style-name="P54"/>
          </table:table-cell>
          <table:table-cell table:style-name="Tabela4.C6" office:value-type="string">
            <text:p text:style-name="P47"/>
          </table:table-cell>
          <table:table-cell table:style-name="Tabela4.D6" office:value-type="string">
            <text:p text:style-name="P47"/>
          </table:table-cell>
        </table:table-row>
        <table:table-row>
          <table:table-cell table:style-name="Tabela4.A6" office:value-type="string">
            <text:p text:style-name="P48"/>
          </table:table-cell>
          <table:table-cell table:style-name="Tabela4.B6" office:value-type="string">
            <text:p text:style-name="P48"/>
          </table:table-cell>
          <table:table-cell table:style-name="Tabela4.C6" office:value-type="string">
            <text:p text:style-name="P48"/>
          </table:table-cell>
          <table:table-cell table:style-name="Tabela4.D6" office:value-type="string">
            <text:p text:style-name="P47"/>
          </table:table-cell>
        </table:table-row>
        <table:table-row>
          <table:table-cell table:style-name="Tabela4.A6" office:value-type="string">
            <text:p text:style-name="P47"/>
          </table:table-cell>
          <table:table-cell table:style-name="Tabela4.B6" office:value-type="string">
            <text:p text:style-name="P47"/>
          </table:table-cell>
          <table:table-cell table:style-name="Tabela4.C6" office:value-type="string">
            <text:p text:style-name="P48"/>
          </table:table-cell>
          <table:table-cell table:style-name="Tabela4.D6" office:value-type="string">
            <text:p text:style-name="P47"/>
          </table:table-cell>
        </table:table-row>
        <table:table-row>
          <table:table-cell table:style-name="Tabela4.A6" office:value-type="string">
            <text:p text:style-name="P47"/>
          </table:table-cell>
          <table:table-cell table:style-name="Tabela4.B6" office:value-type="string">
            <text:p text:style-name="P47"/>
          </table:table-cell>
          <table:table-cell table:style-name="Tabela4.C6" office:value-type="string">
            <text:p text:style-name="P48"/>
          </table:table-cell>
          <table:table-cell table:style-name="Tabela4.D6" office:value-type="string">
            <text:p text:style-name="P47"/>
          </table:table-cell>
        </table:table-row>
      </table:table>
      <text:p text:style-name="P34"/>
      <text:p text:style-name="P13"><text:span text:style-name="T304"/></text:p>
      <text:p text:style-name="P13"><text:span text:style-name="T304"/></text:p>
      <text:p text:style-name="P13"><text:soft-page-break/><text:span text:style-name="T304">I</text:span><text:span text:style-name="T301">V</text:span><text:span text:style-name="T296">-</text:span><text:span text:style-name="T298">DESCENTRALIZAÇÃO </text:span><text:span text:style-name="T299">E MODERNIZAÇÃO ADMINISTRATIVA</text:span><text:span text:style-name="T298">:</text:span></text:p>
      <text:p text:style-name="P100"><text:span text:style-name="T315">Visando </text:span><text:span text:style-name="T316">facilitar o acesso dos interessados d</text:span><text:span text:style-name="T317">as</text:span><text:span text:style-name="T316"> comunidades tradicionais aos serviços disponibilizados pelos entes relacionados ao TAUS, a área responsável pela </text:span><text:span text:style-name="T317">p</text:span><text:span text:style-name="T316">esca no </text:span><text:span text:style-name="T318">M</text:span><text:span text:style-name="T316">unicípio </text:span><text:span text:style-name="T318">de Garopaba/SC, </text:span><text:span text:style-name="T316">disponibilizar</text:span><text:span text:style-name="T318">á</text:span><text:span text:style-name="T316"> um </text:span><text:span text:style-name="T307">P</text:span><text:span text:style-name="T308">ONTO DE ATENDIMENTO</text:span><text:span text:style-name="T307">,</text:span><text:span text:style-name="T316"> ficando responsável pelo preenchimento do Requerimento do Pescador no site da SPU, bem como pela identificação e caracterização do rancho de pesca. </text:span></text:p>
      <text:p text:style-name="P96"><text:span text:style-name="T319">É </text:span><text:span text:style-name="T316">de responsabilidade </text:span><text:span text:style-name="T320">dos municípios</text:span><text:span text:style-name="T316"> também, a verificação da adequação da área quanto ao uso do solo, quanto ao Plano Diretor Municipal e Ambiental e quanto à identificação do pescador integrante de comunidade tradicional. </text:span></text:p>
      <text:p text:style-name="P96"><text:span text:style-name="T318">Além disso, ficará responsável em realizar audiências com o ICMBIO e IMA, quando estiverem em áreas de suas jurisdições.</text:span></text:p>
      <text:p text:style-name="P18"><text:span text:style-name="T72">T</text:span><text:span text:style-name="T73">al providência evitará </text:span><text:span text:style-name="T65">o deslocamento do </text:span><text:span text:style-name="T64">pescador </text:span><text:span text:style-name="T65">até a </text:span><text:span text:style-name="T93">s</text:span><text:span text:style-name="T64">ede da SPU/SC, para abertura do processo e assinatura do TAUS, </text:span><text:span text:style-name="T65">sendo </text:span><text:span text:style-name="T86">todo o procedimento realizado no</text:span><text:span text:style-name="T64"> próprio Município, </text:span><text:span text:style-name="T107">com anuência do </text:span><text:span text:style-name="T108">Prefeito.</text:span></text:p>
      <text:p text:style-name="P18"><text:span text:style-name="T55">O</text:span><text:span text:style-name="T90">s</text:span><text:span text:style-name="T89"> Municípios </text:span><text:span text:style-name="T96">citados no item III </text:span><text:span text:style-name="T90">acima j</text:span><text:span text:style-name="T89">á estão utilizando ess</text:span><text:span text:style-name="T93">a metodologia</text:span><text:span text:style-name="T89">, aguardando apenas a sua formalização pela SPU.</text:span></text:p>
      <text:p text:style-name="P17"><text:span text:style-name="T65">Após </text:span><text:span text:style-name="T87">a </text:span><text:span text:style-name="T65">abertura do processo digital pelo Município </text:span><text:span text:style-name="T66">no site da </text:span><text:span text:style-name="T87">Secretaria do Patrimônio da União</text:span><text:span text:style-name="T65">, </text:span><text:span text:style-name="T66">a Superintendência </text:span><text:span text:style-name="T65">informará o número do processo </text:span><text:span text:style-name="T67">à </text:span><text:span text:style-name="T87">á</text:span><text:span text:style-name="T67">rea </text:span><text:span text:style-name="T87">r</text:span><text:span text:style-name="T67">esponsável pela </text:span><text:span text:style-name="T87">p</text:span><text:span text:style-name="T67">esca no </text:span><text:span text:style-name="T87">m</text:span><text:span text:style-name="T67">unicípio</text:span><text:span text:style-name="T65">. </text:span></text:p>
      <text:list xml:id="list2111750160617660740" text:style-name="L3">
        <text:list-header>
          <text:p text:style-name="P63"><text:span text:style-name="T94">Uma vez aprovado o Requerimento, </text:span><text:span text:style-name="T65">o Município enviará </text:span><text:span text:style-name="T66">à SPU/SC</text:span><text:span text:style-name="T65"> a minuta do TAUS, com os respectivos do</text:span><text:span text:style-name="T67">cu</text:span><text:span text:style-name="T65">mentos, para análise. </text:span></text:p>
          <text:p text:style-name="P63"><text:span text:style-name="T88">Caso </text:span><text:span text:style-name="T97">o Termo seja </text:span><text:span text:style-name="T65">aprovado </text:span><text:span text:style-name="T97">por esta Superintendência</text:span><text:span text:style-name="T65">, </text:span><text:span text:style-name="T88">o documento será assinado </text:span><text:span text:style-name="T97">pelo Superintendente da SPU/SC</text:span><text:span text:style-name="T88"> </text:span><text:span text:style-name="T65">e </text:span><text:span text:style-name="T99">enviado </text:span><text:span text:style-name="T65">ao Município, </text:span><text:span text:style-name="T99">em 03 (três) vias originais </text:span><text:span text:style-name="T65">para a</text:span><text:span text:style-name="T88">s</text:span><text:span text:style-name="T65"> assinatura</text:span><text:span text:style-name="T88">s</text:span><text:span text:style-name="T65"> do Prefeito e do </text:span><text:span text:style-name="T67">b</text:span><text:span text:style-name="T65">eneficiár</text:span><text:span text:style-name="T67">i</text:span><text:span text:style-name="T65">o, </text:span><text:span text:style-name="T99">sendo uma cópia para a Prefeitura, beneficiário e SPU/SC</text:span><text:span text:style-name="T65">. </text:span><text:span text:style-name="T98">A assinatura deste Termo </text:span><text:span text:style-name="T101">poderá ser </text:span><text:span text:style-name="T102">assinado </text:span><text:span text:style-name="T98">também </text:span><text:span text:style-name="T101">na SPU/SC.</text:span></text:p>
          <text:p text:style-name="P63"><text:span text:style-name="T99">Quando ocorrer a assinatura d</text:span><text:span text:style-name="T66">o TAUS </text:span><text:span text:style-name="T99">no município, devendo devolver uma cópia à SPU</text:span><text:span text:style-name="T66">/SC, </text:span><text:span text:style-name="T99">para o encerramento do processo</text:span><text:span text:style-name="T66">.</text:span></text:p>
          <text:p text:style-name="P64"><text:span text:style-name="T134">D</text:span><text:span text:style-name="T144">entre as providências já adotadas, podemos citar:</text:span></text:p>
        </text:list-header>
        <text:list-item>
          <text:p text:style-name="P64"><text:span text:style-name="T158">O repasse, pela U</text:span><text:span text:style-name="T136">nião, </text:span><text:span text:style-name="T158">de</text:span><text:span text:style-name="T147"> 20% dos recursos arrecada</text:span><text:span text:style-name="T137">dos de taxas </text:span><text:span text:style-name="T144">patrimoniais</text:span><text:span text:style-name="T147"> aos municípios, </text:span><text:span text:style-name="T136">desde 2016, </text:span><text:span text:style-name="T147">destaca</text:span><text:span text:style-name="T158">ndo</text:span><text:span text:style-name="T147">:</text:span></text:p>
        </text:list-item>
      </text:list>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36">Município</text:p>
          </table:table-cell>
          <table:table-cell table:style-name="Tabela3.A1" office:value-type="string">
            <text:p text:style-name="P37">2016</text:p>
          </table:table-cell>
          <table:table-cell table:style-name="Tabela3.A1" office:value-type="string">
            <text:p text:style-name="P37">2017</text:p>
          </table:table-cell>
          <table:table-cell table:style-name="Tabela3.A1" office:value-type="string">
            <text:p text:style-name="P37">2018</text:p>
          </table:table-cell>
          <table:table-cell table:style-name="Tabela3.E1" office:value-type="string">
            <text:p text:style-name="P37">Total</text:p>
          </table:table-cell>
        </table:table-row>
        <table:table-row>
          <table:table-cell table:style-name="Tabela3.A5" office:value-type="string">
            <text:p text:style-name="P36">Florianópolis</text:p>
          </table:table-cell>
          <table:table-cell table:style-name="Tabela3.B5" office:value-type="string">
            <text:p text:style-name="P40">1.535.549,96 </text:p>
          </table:table-cell>
          <table:table-cell table:style-name="Tabela3.D5" office:value-type="string">
            <text:p text:style-name="P40">1.451.924,24 </text:p>
          </table:table-cell>
          <table:table-cell table:style-name="Tabela3.D5" office:value-type="string">
            <text:p text:style-name="P40">1.512.138,34 </text:p>
          </table:table-cell>
          <table:table-cell table:style-name="Tabela3.E5" office:value-type="string">
            <text:p text:style-name="P40">4.499.612,54 </text:p>
          </table:table-cell>
        </table:table-row>
        <table:table-row>
          <table:table-cell table:style-name="Tabela3.A5" office:value-type="string">
            <text:p text:style-name="P36">Garopaba</text:p>
          </table:table-cell>
          <table:table-cell table:style-name="Tabela3.B5" office:value-type="string">
            <text:p text:style-name="P40">122.050,11 </text:p>
          </table:table-cell>
          <table:table-cell table:style-name="Tabela3.D5" office:value-type="string">
            <text:p text:style-name="P40">164.691,58 </text:p>
          </table:table-cell>
          <table:table-cell table:style-name="Tabela3.D5" office:value-type="string">
            <text:p text:style-name="P40">131.802,86 </text:p>
          </table:table-cell>
          <table:table-cell table:style-name="Tabela3.E5" office:value-type="string">
            <text:p text:style-name="P40">418.544,55 </text:p>
          </table:table-cell>
        </table:table-row>
        <table:table-row>
          <table:table-cell table:style-name="Tabela3.A5" office:value-type="string">
            <text:p text:style-name="P36">Governador Celso Ramos</text:p>
          </table:table-cell>
          <table:table-cell table:style-name="Tabela3.B5" office:value-type="string">
            <text:p text:style-name="P40">254.864,93 </text:p>
          </table:table-cell>
          <table:table-cell table:style-name="Tabela3.D5" office:value-type="string">
            <text:p text:style-name="P40">282.280,03 </text:p>
          </table:table-cell>
          <table:table-cell table:style-name="Tabela3.D5" office:value-type="string">
            <text:p text:style-name="P40">304.220,98 </text:p>
          </table:table-cell>
          <table:table-cell table:style-name="Tabela3.E5" office:value-type="string">
            <text:p text:style-name="P40">841.365,94 </text:p>
          </table:table-cell>
        </table:table-row>
        <table:table-row>
          <table:table-cell table:style-name="Tabela3.A5" office:value-type="string">
            <text:p text:style-name="P38">São Francisco do Sul</text:p>
          </table:table-cell>
          <table:table-cell table:style-name="Tabela3.B5" office:value-type="string">
            <text:p text:style-name="P40">203.388,48 </text:p>
          </table:table-cell>
          <table:table-cell table:style-name="Tabela3.D5" office:value-type="string">
            <text:p text:style-name="P40">130.127,39 </text:p>
          </table:table-cell>
          <table:table-cell table:style-name="Tabela3.D5" office:value-type="string">
            <text:p text:style-name="P40">125.855,83 </text:p>
          </table:table-cell>
          <table:table-cell table:style-name="Tabela3.E5" office:value-type="string">
            <text:p text:style-name="P40">459.371,70 </text:p>
          </table:table-cell>
        </table:table-row>
        <table:table-row>
          <table:table-cell table:style-name="Tabela3.A6" table:number-columns-spanned="4" office:value-type="string">
            <text:p text:style-name="P36">Total repassado...............................................................................................</text:p>
          </table:table-cell>
          <table:covered-table-cell/>
          <table:covered-table-cell/>
          <table:covered-table-cell/>
          <table:table-cell table:style-name="Tabela3.E6" office:value-type="string">
            <text:p text:style-name="P39">6.218.894,73</text:p>
          </table:table-cell>
        </table:table-row>
      </table:table>
      <text:list xml:id="list4279173377103633493" text:style-name="L4">
        <text:list-item>
          <text:p text:style-name="P65"><text:span text:style-name="T136">A </text:span><text:span text:style-name="T140">necessidade de modernização do </text:span><text:span text:style-name="T130">marco regulatório para a regularização de ranchos de pesca </text:span><text:span text:style-name="T153">e outros produtos de regularização junto à SPU, </text:span><text:span text:style-name="T159">bem como, o disciplinamento </text:span><text:span text:style-name="T160">de ato normativo, para </text:span><text:span text:style-name="T159">emissão do TAUS</text:span><text:span text:style-name="T153">;</text:span></text:p>
        </text:list-item>
        <text:list-item>
          <text:p text:style-name="P65"><text:span text:style-name="T144">A</text:span><text:span text:style-name="T130"> importância do planejamento e controle do espaço em sintonia com o desenvolvimento social e ambiental;</text:span></text:p>
        </text:list-item>
        <text:list-item>
          <text:p text:style-name="P65"><text:span text:style-name="T143">A i</text:span><text:span text:style-name="T140">mplementação de e</text:span><text:span text:style-name="T130">stratégias de mitigação do passivo de processos de regularização de ranchos na SPU/SC;</text:span></text:p>
        </text:list-item>
        <text:list-item>
          <text:p text:style-name="P65"><text:soft-page-break/><text:span text:style-name="T143">A u</text:span><text:span text:style-name="T139">tilização da </text:span><text:span text:style-name="T130">EPAGRI, </text:span><text:span text:style-name="T149">no </text:span><text:span text:style-name="T140">apoio aos pescadores na área de sua competência </text:span><text:span text:style-name="T149">(</text:span><text:span text:style-name="T184">n</text:span><text:span text:style-name="T181">a palestra do Representante </text:span><text:span text:style-name="T182">da EPAGRI</text:span><text:span text:style-name="T181">, foi mencionado que a pesca artesanal/profissional em Santa Catarina representa 52% em relação </text:span><text:span text:style-name="T183">à</text:span><text:span text:style-name="T181"> industrial</text:span><text:span text:style-name="T184">)</text:span><text:span text:style-name="T130">;</text:span></text:p>
        </text:list-item>
        <text:list-item>
          <text:p text:style-name="P67"><text:span text:style-name="T143">A u</text:span><text:span text:style-name="T139">tilização da </text:span><text:span text:style-name="T130">FECAM </text:span><text:span text:style-name="T149">n</text:span><text:span text:style-name="T139">o </text:span><text:span text:style-name="T149">apoio ao </text:span><text:span text:style-name="T139">desenvolvimento de um sistema eletrônico, para facilitar o atendimento aos pescadores, Município e SPU/</text:span><text:span text:style-name="T130">SC, </text:span><text:span text:style-name="T151">caso não seja possível ser </text:span><text:span text:style-name="T170">implementado </text:span><text:span text:style-name="T151">pela SPU</text:span><text:span text:style-name="T130">;</text:span></text:p>
        </text:list-item>
        <text:list-item>
          <text:p text:style-name="P67"><text:span text:style-name="T143">A u</text:span><text:span text:style-name="T139">nificação de políticas públicas que envolve</text:span><text:span text:style-name="T150">m</text:span><text:span text:style-name="T139"> vários órgãos</text:span><text:span text:style-name="T141">, </text:span><text:span text:style-name="T139">tais como: SPU, Municípios, Ministério da Agricultura, </text:span><text:span text:style-name="T141">Capitania dos Portos, ICMBIO, </text:span><text:span text:style-name="T160">IMA, </text:span><text:span text:style-name="T141">Receita Federal </text:span><text:span text:style-name="T150">do Brasil</text:span><text:span text:style-name="T141">, </text:span><text:span text:style-name="T139">Previdência Social, </text:span><text:span text:style-name="T141">visando criar um Grupo de Trabalho, pelo Órgão Central da SPU, para a </text:span><text:span text:style-name="T150">coordenação de</text:span><text:span text:style-name="T139">sses </text:span><text:span text:style-name="T141">estudos, evitando, assim, que vários </text:span><text:span text:style-name="T150">entes</text:span><text:span text:style-name="T141"> façam o mesmo trabalho, garantindo a segurança jurídica, eliminando </text:span><text:span text:style-name="T143">a</text:span><text:span text:style-name="T141"> corrupção e atendendo o Decreto nº 9.094/2017. </text:span></text:p>
        </text:list-item>
        <text:list-item>
          <text:p text:style-name="P66"><text:span text:style-name="T141">Além disso, essa unificação, poderá ajudar o Governo Federal, </text:span><text:span text:style-name="T138">na</text:span><text:span text:style-name="T141"> implementa</text:span><text:span text:style-name="T138">ção de</text:span><text:span text:style-name="T141"> outras políticas que envolv</text:span><text:span text:style-name="T138">a</text:span><text:span text:style-name="T141">m R</text:span><text:span text:style-name="T150">egularização Urbana </text:span><text:span text:style-name="T161">(</text:span><text:span text:style-name="T150">R</text:span><text:span text:style-name="T141">eurb</text:span><text:span text:style-name="T161">)</text:span><text:span text:style-name="T141">, Seguro Defeso</text:span><text:span text:style-name="T161"> e isenções de taxas, bem como ampliar a base do cadastro e </text:span><text:span text:style-name="T162">da </text:span><text:span text:style-name="T153">arrecadação </text:span><text:span text:style-name="T161">da União</text:span><text:span text:style-name="T153">, por meio da inscrição de ocupação e alineação </text:span><text:span text:style-name="T150">e</text:span><text:span text:style-name="T147">tc</text:span><text:span text:style-name="T130">; e,</text:span></text:p>
        </text:list-item>
        <text:list-item>
          <text:p text:style-name="P65"><text:span text:style-name="T143">A c</text:span><text:span text:style-name="T142">r</text:span><text:span text:style-name="T130">iação de </text:span><text:span text:style-name="T150">um </text:span><text:span text:style-name="T130">Requerimento </text:span><text:span text:style-name="T170">e</text:span><text:span text:style-name="T130">letrônico </text:span><text:span text:style-name="T150">para concessão de Rancho de Pesca</text:span><text:span text:style-name="T130"> pela SPU/SC, facilitando assim os demais procedimentos de regularização e trâmites entre SPU/SC e Município</text:span><text:span text:style-name="T170">s</text:span><text:span text:style-name="T130">.</text:span></text:p>
        </text:list-item>
      </text:list>
      <text:p text:style-name="P10">V-LEGISLAÇÃO:</text:p>
      <text:p text:style-name="P19"><text:span text:style-name="T175">A importância do local para o desenvolvimento da atividade pesqueira e a necessidade de preservação dos meios de subsistência e manutenção da atividade cultural tradicional às comunidades nativas de subsistência, entendidas como patrimônio cultural brasileiro, encontra amparo nos termos da legislação </text:span><text:span text:style-name="T174">abaixo:</text:span></text:p>
      <text:list xml:id="list4542381343594769294" text:style-name="L5">
        <text:list-item>
          <text:p text:style-name="P68"><text:span text:style-name="T331">I</text:span><text:span text:style-name="T178">nciso II, do art. 216, da CF/88 dispõe sobre o patrimônio cultural, </text:span><text:span text:style-name="T179">que</text:span><text:span text:style-name="T178"> </text:span><text:span text:style-name="T179">assim define:</text:span></text:p>
          <text:p text:style-name="P69">“<text:span text:style-name="T332">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69"><text:span text:style-name="T333">II - os modos de criar, fazer e viver;</text:span><text:span text:style-name="T179">”</text:span></text:p>
        </text:list-item>
        <text:list-item>
          <text:p text:style-name="P85"><text:span text:style-name="T125">P</text:span><text:span text:style-name="T124">arágrafo único, do art. 10-A da Lei nº 9.636/98 dispõe sobre autorização de uso sustentável, “</text:span><text:span text:style-name="T127">in ver</text:span><text:span text:style-name="T128">bis”</text:span><text:span text:style-name="T124">:</text:span></text:p>
          <text:p text:style-name="P70"><text:span text:style-name="Internet_20_link"><text:span text:style-name="T325">"</text:span></text:span><text:a xlink:type="simple" xlink:href="http://www.planalto.gov.br/ccivil_03/LEIS/L9636.htm#art10a"><text:span text:style-name="Internet_20_link"><text:span text:style-name="T325">Art.10-A.</text:span></text:span></text:a><text:span text:style-name="Internet_20_link"><text:span text:style-name="T323"> </text:span></text:span><text:span text:style-name="Internet_20_link"><text:span text:style-name="T324">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325">(Incluído pela Lei 13.465, de 2017)</text:span></text:span></text:a></text:p>
          <text:p text:style-name="P72"><text:span text:style-name="T187">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232">(Incluído pela Lei 13.465, de 2017)</text:span></text:span></text:a><text:span text:style-name="Internet_20_link"><text:span text:style-name="T232">"</text:span></text:span></text:p>
        </text:list-item>
        <text:list-item>
          <text:p text:style-name="P86">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87"><text:soft-page-break/><text:span text:style-name="T124">Decreto 271/67 dispõe sobre a concessão de uso de terrenos públicos </text:span><text:span text:style-name="T129">para </text:span><text:span text:style-name="T124">que possam atender o aproveitamento sustentável de comunidades tradicionais, “</text:span><text:span text:style-name="T128">in verbis”</text:span><text:span text:style-name="T124">:</text:span></text:p>
          <text:p text:style-name="P73"><text:span text:style-name="T187">“Art. </text:span><text:span text:style-name="T192">7</text:span><text:span text:style-name="T120">o</text:span><text:span text:style-name="T122"> </text:span><text:span text:style-name="T192">É</text:span><text:span text:style-name="T187">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232">(Redação dada pela Lei nº 11.481, de 2007)</text:span></text:span></text:a><text:span text:style-name="Internet_20_link"><text:span text:style-name="T232">"</text:span></text:span></text:p>
        </text:list-item>
        <text:list-item>
          <text:p text:style-name="P87"><text:span text:style-name="T124">Decreto-Lei nº 1.876/1981 </text:span><text:span text:style-name="T126">d</text:span><text:span text:style-name="T124">ispõe sobre a regulamentação da renda mínima, para a sua concessão, “</text:span><text:span text:style-name="T128">in verbis”</text:span><text:span text:style-name="T124">:</text:span></text:p>
          <text:p text:style-name="P71"><text:span text:style-name="T187">"Art. 1</text:span><text:span text:style-name="T188">º</text:span><text:span text:style-name="T187">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325">(Redação dada pela Lei nº 11.481, de 2007)</text:span></text:span></text:a></text:p>
          <text:p text:style-name="P74">[…]</text:p>
          <text:p text:style-name="P71"><text:span text:style-name="T187">§ </text:span><text:span text:style-name="T192">2</text:span><text:span text:style-name="T120">o</text:span><text:span text:style-name="T122"> </text:span><text:span text:style-name="T192">Considera</text:span><text:span text:style-name="T187">-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325">(Redação dada pela Lei nº 13.465, de 2017)</text:span></text:span></text:a></text:p>
          <text:p text:style-name="P73"><text:span text:style-name="T187">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232">(Incluído pela Lei nº 13.465, de 2017)</text:span></text:span></text:a><text:span text:style-name="T187">"</text:span></text:p>
        </text:list-item>
        <text:list-item>
          <text:p text:style-name="P87"><text:span text:style-name="T124">Decreto nº 6.040/2007 dispõe sobre a Política Nacional de Desenvolvimento Sustentável dos Povos e Comunidades Tradicionais, </text:span><text:span text:style-name="T128">“in verbis”</text:span><text:span text:style-name="T124">:</text:span></text:p>
          <text:p text:style-name="P76"><text:span text:style-name="T114">“</text:span><text:span text:style-name="T115">Art. 1</text:span><text:span text:style-name="T118">o</text:span><text:span text:style-name="T123"> </text:span><text:span text:style-name="T115">Fica instituída a Política Nacional de Desenvolvimento Sustentável dos Povos e Comunidades Tradicionais - PNPCT, na forma do Anexo a este Decreto.</text:span></text:p>
          <text:p text:style-name="P71"><text:span text:style-name="T187">Art. 2</text:span><text:span text:style-name="T121">o</text:span><text:span text:style-name="T122"> </text:span><text:span text:style-name="T187">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325">Decreto de 13 de julho de 2006</text:span></text:span></text:a><text:span text:style-name="T187">, coordenar a implementação da Política Nacional para o Desenvolvimento Sustentável dos Povos e Comunidades Tradicionais.</text:span></text:p>
          <text:p text:style-name="P76"><text:span text:style-name="T115">Art. </text:span><text:span text:style-name="T116">3</text:span><text:span text:style-name="T119">o</text:span><text:span text:style-name="T123"> </text:span><text:span text:style-name="T116">Para</text:span><text:span text:style-name="T115"> os fins deste Decreto e do seu Anexo compreende-se por:</text:span></text:p>
          <text:p text:style-name="P74">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74">[…]</text:p>
          <text:p text:style-name="P75">III - Desenvolvimento Sustentável: o uso equilibrado dos recursos naturais, voltado para a melhoria da qualidade de vida da presente geração, garantindo as mesmas possibilidades para as gerações futuras.”</text:p>
        </text:list-item>
        <text:list-item>
          <text:p text:style-name="P87"><text:span text:style-name="T124">Portaria SPU Nº 89 de 15/04/2010, disciplina a utilização do aproveitamento dos imóveis da União em favor das comunidades tradicionais, “</text:span><text:span text:style-name="T128">in verbis”:</text:span></text:p>
          <text:p text:style-name="P71"><text:span text:style-name="T191">“</text:span><text:span text:style-name="Strong_20_Emphasis"><text:span text:style-name="T187">A SECRETÁRIA DO PATRIMÔNIO DA UNIÃO</text:span></text:span><text:span text:style-name="T187">,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text:span><text:soft-page-break/><text:span text:style-name="T187">Lei 9760/1946, com os arts. 1º e 18, §1º, da Lei nº 9.636, de 15 de maio de 1998, e art. 7º do Decreto-Lei </text:span><text:span text:style-name="T189">nº</text:span><text:span text:style-name="T187"> 271, de 28 de fevereiro de 1967 c/c Portaria SPU nº 100/2009, resolve:</text:span></text:p>
          <text:p text:style-name="P74">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74">Parágrafo único. A autorização prevista no caput poderá compreender as áreas utilizadas tradicionalmente para fins de moradia e uso sustentável dos recursos naturais, contíguas ou não.</text:p>
          <text:p text:style-name="P74">Art. 2º O Termo de Autorização de Uso Sustentável – TAUS poderá ser outorgado a comunidades tradicionais que ocupem ou utilizem as seguintes áreas da União:</text:p>
          <text:p text:style-name="P74">[…]</text:p>
          <text:p text:style-name="P74">VI - terrenos de marinha e marginais presumidos.</text:p>
          <text:p text:style-name="P74">[…]<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74">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71"><text:span text:style-name="T187">[...]<text:line-break/>Art. 4º O Termo de Autorização de Uso Sustentável – TAUS das áreas definidas no artigo 2º </text:span><text:span text:style-name="Strong_20_Emphasis"><text:span text:style-name="T187">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87">.</text:span></text:p>
          <text:p text:style-name="P73"><text:span text:style-name="Strong_20_Emphasis"><text:span text:style-name="T190">§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90">"</text:span></text:p>
        </text:list-item>
        <text:list-item>
          <text:p text:style-name="P87"><text:span text:style-name="T124">Instrução Normativa nº 02/2014, da Secretaria do Patrimônio da União dispõe sobre autorização de uso sustentável, “</text:span><text:span text:style-name="T128">in verbis”</text:span><text:span text:style-name="T124">:</text:span></text:p>
          <text:p text:style-name="P77"><text:span text:style-name="T115">"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114">“</text:span><text:span text:style-name="T115">I - áreas de várzeas e mangues, enquanto leito de corpos de água federais;</text:span></text:p>
          <text:p text:style-name="P78">II - mar territorial;</text:p>
          <text:p text:style-name="P78">III - áreas de praia marítima ou fluvial federais;</text:p>
          <text:p text:style-name="P78">IV - ilhas federais fluviais, oceânicas ou situadas em faixa de fronteira;</text:p>
          <text:p text:style-name="P78">V - acrescidos de marinha e marginais de rio federais;</text:p>
          <text:p text:style-name="P77"><text:span text:style-name="T340">VI - terrenos de marinha e marginais presumidos.</text:span><text:span text:style-name="T117">”</text:span></text:p>
        </text:list-item>
      </text:list>
      <text:p text:style-name="P9"><text:soft-page-break/><text:span text:style-name="T329">VI-DA DELIBERAÇÃO E APROVAÇÃO DO </text:span>P<text:span text:style-name="T321">ROJETO:</text:span></text:p>
      <text:p text:style-name="P12"><text:span text:style-name="T321">Mediante a realização do Seminário, com as diversas contribuições dos municípios do litoral e órgãos públicos, e em especial os municípios listados no item III acima, que já estão aguardando a aprovação deste </text:span><text:span text:style-name="T296">“Projeto </text:span><text:span text:style-name="T312">Piloto </text:span><text:span text:style-name="T296">de Descentralização e Modernização </text:span><text:span text:style-name="T297">Administrativ</text:span><text:span text:style-name="T302">a </text:span><text:span text:style-name="T306">de Regularização de Rancho de Pesca </text:span><text:span text:style-name="T312">em Santa Catarina</text:span><text:span text:style-name="T296">”</text:span>, <text:span text:style-name="T356">exceto o município de Florianópolis que devemos apresentá-los este projeto, para o disciplinamento e a regularização do uso dessas áreas, para atividade pesqueira, com </text:span>anuência do<text:span text:style-name="T365">s</text:span> Município<text:span text:style-name="T365">s</text:span>, <text:span text:style-name="T354">para </text:span>a emissão do TAUS, conforme <text:span text:style-name="T309">ANEXO </text:span><text:span text:style-name="T310">VI</text:span><text:span text:style-name="T309">I -</text:span><text:span text:style-name="T322"> </text:span><text:span text:style-name="T296">FLUXOGRAMA.</text:span></text:p>
      <text:p text:style-name="P11"><text:span text:style-name="T342">Este projeto de forma </text:span>articulad<text:span text:style-name="T342">a com os municípios e SPU/SC, </text:span><text:span text:style-name="T305">poderão eliminar as demandas judiciais inerentes</text:span><text:span text:style-name="T342">, </text:span>melhorando assim a capacidade de atendimento e acompanhamento das ações a serem executadas.</text:p>
      <text:p text:style-name="P101">A SPU/SC, ficará responsável em dar apoio <text:span text:style-name="T330">a</text:span>o que for necessário <text:span text:style-name="T365">aos municípios</text:span>, para o cumprimento deste projeto, nos seguintes termos:</text:p>
      <text:list xml:id="list7278852606849118008" text:style-name="L9">
        <text:list-item>
          <text:p text:style-name="P88"><text:span text:style-name="T106">Ponto de Atendimento – </text:span><text:span text:style-name="T60">O Município ficará incumbido de criar um ponto de atendimento em sua municipalidade,</text:span><text:span text:style-name="T44"> com o objetivo de </text:span><text:span text:style-name="T76">preench</text:span><text:span text:style-name="T77">er o </text:span><text:span text:style-name="T68">Requerimento, </text:span><text:span text:style-name="T76">para o </text:span><text:span text:style-name="T75">p</text:span><text:span text:style-name="T70">escador </text:span><text:span text:style-name="T68">no site da SPU</text:span><text:span text:style-name="T83">: </text:span><text:a xlink:type="simple" xlink:href="http://www.patrimoniodetodos.gov.br/">www.patrimoniodetodos.gov.br</text:a><text:span text:style-name="T83"> </text:span><text:span text:style-name="T101">(clicando </text:span><text:span text:style-name="T83">no banner REQUERIMENTOS DIVERSOS na opção REGULARIZAR UTILIZAÇÃO DE IMÓVEL DA UNIÃO PARA FINS PRIVADOS </text:span><text:span text:style-name="T103">e enviar à SPU/SC. </text:span><text:span text:style-name="T100">Após, abrirá um processo específico no município, para a </text:span><text:span text:style-name="T69">identificação e caracterização do rancho quanto ao uso do solo, em relação ao </text:span><text:span text:style-name="T71">P</text:span><text:span text:style-name="T69">lano </text:span><text:span text:style-name="T71">D</text:span><text:span text:style-name="T69">iretor </text:span><text:span text:style-name="T71">M</text:span><text:span text:style-name="T69">unicipal e </text:span><text:span text:style-name="T71">A</text:span><text:span text:style-name="T69">mbiental, bem como, </text:span><text:span text:style-name="T71">pela </text:span><text:span text:style-name="T70">identificação e caracterização </text:span><text:span text:style-name="T71">do</text:span><text:span text:style-name="T70"> </text:span><text:span text:style-name="T69">pescador </text:span><text:span text:style-name="T71">se </text:span><text:span text:style-name="T69">faz parte de Comunidade Tradicional, de uso sustentável. </text:span><text:span text:style-name="T81">Desta forma, será evitado </text:span><text:span text:style-name="T70">o deslocamento do </text:span><text:span text:style-name="T69">pescador </text:span><text:span text:style-name="T70">até a </text:span><text:span text:style-name="T78">s</text:span><text:span text:style-name="T69">ede da SPU/SC, para </text:span><text:span text:style-name="T77">a </text:span><text:span text:style-name="T69">abertura d</text:span><text:span text:style-name="T82">e </text:span><text:span text:style-name="T69">processo</text:span><text:span text:style-name="T79"> </text:span><text:span text:style-name="T82">específico </text:span><text:span text:style-name="T79">de </text:span><text:span text:style-name="T69">TAUS, </text:span><text:span text:style-name="T80">sendo que </text:span><text:span text:style-name="T77">parte dos encaminhamentos serão realizados </text:span><text:span text:style-name="T74">n</text:span><text:span text:style-name="T70">o</text:span><text:span text:style-name="T82">s</text:span><text:span text:style-name="T69"> próprio</text:span><text:span text:style-name="T82">s</text:span><text:span text:style-name="T69"> Município</text:span><text:span text:style-name="T82">s</text:span><text:span text:style-name="T69">, com anuência do</text:span><text:span text:style-name="T82">s</text:span><text:span text:style-name="T69"> Prefeito</text:span><text:span text:style-name="T82">s</text:span><text:span text:style-name="T68">;</text:span></text:p>
        </text:list-item>
      </text:list>
      <text:list xml:id="list2134441644529780222" text:style-name="L6">
        <text:list-item>
          <text:p text:style-name="P89"><text:span text:style-name="T48">A partir da </text:span><text:span text:style-name="T91">aprovação deste projeto pelos entes, </text:span><text:span text:style-name="T83">os pescadores deverão </text:span><text:span text:style-name="T91">se </text:span><text:span text:style-name="T83">dirigir até a </text:span><text:span text:style-name="T91">área responsável pela p</text:span><text:span text:style-name="T48">esca </text:span><text:span text:style-name="T91">no município</text:span><text:span text:style-name="T48">, sito </text:span><text:span text:style-name="T100">à Rua </text:span><text:span text:style-name="T48">…..............., fone …..... </text:span><text:span text:style-name="T100">e e-mail</text:span><text:span text:style-name="T48">, para </text:span><text:span text:style-name="T83">a regularização do rancho </text:span><text:span text:style-name="T91">de pesca</text:span><text:span text:style-name="T83">;</text:span></text:p>
        </text:list-item>
        <text:list-item>
          <text:p text:style-name="P90"><text:span text:style-name="T146">A</text:span><text:span text:style-name="T130">pós </text:span><text:span text:style-name="T145">a </text:span><text:span text:style-name="T133">protocolização do </text:span><text:span text:style-name="T130">Requerimento </text:span><text:span text:style-name="T163">e</text:span><text:span text:style-name="T130">letrônico </text:span><text:span text:style-name="T148">no site da SPU, esta Superintendência</text:span><text:span text:style-name="T138"> </text:span><text:span text:style-name="T133">informará o número do processo ao Município,</text:span><text:span text:style-name="T130"> </text:span><text:span text:style-name="T133">para as aprovações abaixo:</text:span></text:p>
        </text:list-item>
        <text:list-item>
          <text:p text:style-name="P83"><text:span text:style-name="T229">Manifestação da área responsável pela pesca</text:span><text:span text:style-name="T193">, se o pescador faz parte de Comunidade Tradicional - </text:span><text:span text:style-name="T195">ANEXO I</text:span><text:span text:style-name="T198">I – IDENTIFICAÇÃO E CARACTERIZAÇÃO DE PESCADOR DE COMUNIDADE TRADICIONAL</text:span><text:span text:style-name="T193">;</text:span></text:p>
        </text:list-item>
        <text:list-item>
          <text:p text:style-name="P80"><text:span text:style-name="T231">Manifestação sobre uso do solo/ambiental, se não há nenhuma restrição a sua ocupação </text:span><text:span text:style-name="T230">- </text:span><text:span text:style-name="T195">ANEXO </text:span><text:span text:style-name="T198">III – IDENTIFICAÇÃO E CARACTERIZAÇÃO DO USO DO SOLO/AMBIENTAL</text:span><text:span text:style-name="T230">;</text:span></text:p>
        </text:list-item>
        <text:list-item>
          <text:p text:style-name="P91"><text:span text:style-name="T164">A</text:span><text:span text:style-name="T130">pós aprovaç</text:span><text:span text:style-name="T133">ão do </text:span><text:span text:style-name="T130">Município, a minuta do </text:span><text:span text:style-name="T180">TAUS</text:span><text:span text:style-name="T130">, </text:span><text:span text:style-name="T180">com anuência do Município,</text:span><text:span text:style-name="T130"> </text:span><text:span text:style-name="T133">será </text:span><text:span text:style-name="T130">encaminha</text:span><text:span text:style-name="T133">da</text:span><text:span text:style-name="T130"> à SPU/SC, para </text:span><text:span text:style-name="T133">análise </text:span><text:span text:style-name="T138">e </text:span><text:span text:style-name="T130">aprovação, conforme </text:span><text:span text:style-name="T180">ANEXO </text:span><text:span text:style-name="T186">I</text:span><text:span text:style-name="T180">V – </text:span><text:span text:style-name="T186">TERMO DE AUTORIZAÇÃO DE USO SUSTENT´VEL</text:span><text:span text:style-name="T130">; </text:span><text:span text:style-name="T143">e,</text:span></text:p>
        </text:list-item>
        <text:list-item>
          <text:p text:style-name="P92"><text:span text:style-name="T233">A SPU/SC, ficará responsável em receber a minuta do TAUS para analisar, cadastrar, aprovar, assinar e enviar ao Município </text:span><text:span text:style-name="T238">inerente</text:span><text:span text:style-name="T233">, num prazo de </text:span><text:span text:style-name="T239">60</text:span><text:span text:style-name="T233"> (</text:span><text:span text:style-name="T239">sessenta</text:span><text:span text:style-name="T233">) dias, para a assinatura do Prefeito e do beneficiário. </text:span><text:span text:style-name="T240">T</text:span><text:span text:style-name="T241">endo sido assinado, o </text:span><text:span text:style-name="T242">Município </text:span><text:span text:style-name="T243">devolverá o TAUS à SPU/SC. </text:span><text:span text:style-name="T244">A assinatura deste Termo </text:span><text:span text:style-name="T245">poderá ser </text:span><text:span text:style-name="T240">assinado </text:span><text:span text:style-name="T244">também </text:span><text:span text:style-name="T245">na SPU/SC.</text:span></text:p>
          <text:p text:style-name="P103"><text:span text:style-name="T246">Além dos procedimentos acima, os processos que </text:span><text:span text:style-name="T247">estão tramitando na </text:span><text:span text:style-name="T245">SPU/SC, </text:span><text:span text:style-name="T248">caso necessite de </text:span><text:span text:style-name="T247">autorização do </text:span><text:span text:style-name="T248">próprio </text:span><text:span text:style-name="T247">Município, </text:span><text:span text:style-name="T249">deverão ser </text:span><text:span text:style-name="T247">enviados </text:span><text:span text:style-name="T248">àquela municipalidade, </text:span><text:span text:style-name="T245">para a </text:span><text:span text:style-name="T247">análise </text:span><text:span text:style-name="T245">e emissão da minuta do Termo </text:span><text:span text:style-name="T247">de Autorização de Uso Sustentável - TAUS</text:span><text:span text:style-name="T245">, com anuência d</text:span><text:span text:style-name="T247">o Prefeito;</text:span></text:p>
          <text:p text:style-name="P106"><text:span text:style-name="T166">Este projeto, no futuro, poderá servir como modelo de implementação de outras ações </text:span><text:span text:style-name="T168">integradas </text:span><text:span text:style-name="T166">que envolvam o projeto orla, gestão de praias, fiscalização, planta</text:span><text:span text:style-name="T158"> genérica de </text:span><text:span text:style-name="T166">valores, </text:span><text:soft-page-break/><text:span text:style-name="T166">cadastramento em massa </text:span><text:span text:style-name="T169">e</text:span><text:span text:style-name="T166"> aumento </text:span><text:span text:style-name="T158">da base de </text:span><text:span text:style-name="T166">arrecadação, </text:span><text:span text:style-name="T158">evitando a realização de tarefas fragmentadas e em duplicidade, em outras áreas da SPU.</text:span></text:p>
          <text:p text:style-name="P106"><text:span text:style-name="T166">I</text:span><text:span text:style-name="T158">sso </text:span><text:span text:style-name="T167">contribuirá,</text:span><text:span text:style-name="T158"> também, para a cap</text:span><text:span text:style-name="T166">aci</text:span><text:span text:style-name="T168">tação d</text:span><text:span text:style-name="T158">e</text:span><text:span text:style-name="T168"> </text:span><text:span text:style-name="T166">servidores da SPU, como técnicos especialistas do Patrimônio, </text:span><text:span text:style-name="T169">em </text:span><text:span text:style-name="T158">todas as áreas de atuação</text:span><text:span text:style-name="T166">, </text:span><text:span text:style-name="T158">para facilitação dos procedimentos dessa Instituição junto aos municípios.</text:span></text:p>
          <text:p text:style-name="P107"><text:span text:style-name="T14">C</text:span><text:span text:style-name="T15">om o objetivo de </text:span><text:span text:style-name="T16">modernizar os procedimentos de regularização de ranchos de pesca de cunho social, simplificando assim, a forma de administrar o imobiliário patrimonial,</text:span><text:span text:style-name="T32"> com anuência do</text:span><text:span text:style-name="T35">s</text:span><text:span text:style-name="T32"> Município</text:span><text:span text:style-name="T35">s</text:span><text:span text:style-name="T16">, </text:span><text:span text:style-name="T17">foi discutido e deliberado</text:span><text:span text:style-name="T18">, </text:span><text:span text:style-name="T17">o </text:span><text:span text:style-name="T16">“</text:span><text:span text:style-name="T32">Projeto </text:span><text:span text:style-name="T33">Piloto </text:span><text:span text:style-name="T32">de Descentralização e Modernização Administrativa </text:span><text:span text:style-name="T34">para Regularização de Rancho de Pesca </text:span><text:span text:style-name="T35">em Santa Catarina</text:span><text:span text:style-name="T16">”, </text:span><text:span text:style-name="Strong_20_Emphasis"><text:span text:style-name="T12">para guarda das embarcações e petrechos de pesca </text:span></text:span><text:span text:style-name="Strong_20_Emphasis"><text:span text:style-name="T18">dos pescadores</text:span></text:span><text:span text:style-name="Strong_20_Emphasis"><text:span text:style-name="T12">, </text:span></text:span><text:span text:style-name="T19">visando por ora, disciplinar </text:span><text:span text:style-name="T14">os procedimentos de</text:span><text:span text:style-name="T19"> regularização d</text:span><text:span text:style-name="T18">os </text:span><text:span text:style-name="T19">ranchos </text:span><text:span text:style-name="T17">de</text:span><text:span text:style-name="T19"> Comunidades Tradicionais, de forma sustentável, </text:span><text:span text:style-name="T14">em parceria </text:span><text:span text:style-name="T20">com a</text:span><text:span text:style-name="T14"> </text:span><text:span text:style-name="T19">SPU/SC até que seja aprovado o instrumento normativo d</text:span><text:span text:style-name="T20">o</text:span><text:span text:style-name="T19"> T</text:span><text:span text:style-name="T20">ermo de Autorização de Uso de S</text:span><text:span text:style-name="T22">u</text:span><text:span text:style-name="T20">ste</text:span><text:span text:style-name="T22">n</text:span><text:span text:style-name="T20">tável - T</text:span><text:span text:style-name="T19">AUS, por parte d</text:span><text:span text:style-name="T16">a Unidade </text:span><text:span text:style-name="T19">Central.</text:span></text:p>
          <text:p text:style-name="P108"><text:span text:style-name="T19">T</text:span><text:span text:style-name="T22">endo como objetivo, por meio deste, realizar reuniões com os municípios, com base neste projeto, para abertura de processo específico, com as suas especificidades, para </text:span><text:span text:style-name="T23">a implantação deste</text:span><text:span text:style-name="T22"> </text:span><text:span text:style-name="T32">Projeto </text:span><text:span text:style-name="T33">Piloto </text:span><text:span text:style-name="T32">de Descentralização e Modernização Administrativa</text:span><text:span text:style-name="T35"> </text:span><text:span text:style-name="T37">de Rancho de Pesca nos municípios do litoral. </text:span></text:p>
          <text:p text:style-name="P105"><text:span text:style-name="T42">Saliento ainda, que os municípios, estão aguardando essa definição da SPU, para a sua implantação o mais breve possível.</text:span></text:p>
        </text:list-item>
      </text:list>
      <text:p text:style-name="P98"><text:span text:style-name="T339">Este </text:span>“<text:span text:style-name="T296">Projeto de Descentralização e Modernização Administrativa </text:span><text:span text:style-name="T313">de Regularização de Rancho de Pesca em Santa Catarina</text:span>”, <text:span text:style-name="T362">foi dado conhecimento ao Coordenador e Superintendente da SPU/SC, por meio do link: </text:span><text:a xlink:type="simple" xlink:href="https://droubitech.github.io/TAUS/#1"><text:span text:style-name="T362">https://droubitech.github.io/TAUS/#1</text:span></text:a><text:span text:style-name="T362">, para conhecimento e sugestões que forem necessárias.</text:span></text:p>
      <text:p text:style-name="P98"><text:span text:style-name="T362">Além disso, foi apresentado o </text:span><text:span text:style-name="T335">projeto à Coordenação-Geral de Habitação e Regularização Fundiária, </text:span><text:span text:style-name="T337">em Brasília, com a participação da Coordenadora Geral e Assessores (Lauren, Lúcio, </text:span><text:span text:style-name="T338">Hayla e Diego</text:span><text:span text:style-name="T337">), bem como com a presença dos assessores e técnicos da SPU (Pandino, Camília e Alysson), </text:span><text:span text:style-name="T335">por meio de Videoconferência, <text:s/>no dia 09/12/2019, das 10 as 12hs. </text:span></text:p>
      <text:p text:style-name="P102"><text:span text:style-name="T335">A</text:span><text:span text:style-name="T334">pós apresentação, foi acordado </text:span><text:span text:style-name="T338">a necessidade de </text:span><text:span text:style-name="T334">uma nova reunião, para </text:span><text:span text:style-name="T338">que a </text:span><text:span text:style-name="T334">Unidade Central, </text:span><text:span text:style-name="T338"><text:s/>tomar </text:span><text:span text:style-name="T334">conhecimento </text:span><text:span text:style-name="T338">na íntegra deste</text:span><text:span text:style-name="T334"> projeto, </text:span><text:span text:style-name="T338">ficando </text:span><text:span text:style-name="T334">o Humberto, </text:span><text:span text:style-name="T338">comprometido </text:span><text:span text:style-name="T339">em</text:span><text:span text:style-name="T338"> realizar </text:span><text:span text:style-name="T334">as alterações complementa</text:span><text:span text:style-name="T338">ções discutidas na v</text:span><text:span text:style-name="T339">i</text:span><text:span text:style-name="T338">deoconferência.</text:span><text:span text:style-name="T334"> </text:span></text:p>
      <text:p text:style-name="P98"/>
      <text:p text:style-name="P45">Humberto Pereira de Almeida</text:p>
      <text:p text:style-name="P41">Responsável pela NUREF</text:p>
      <text:p text:style-name="P42"><text:span text:style-name="T358">Colaboradores</text:span> da SPU/SC:</text:p>
      <text:p text:style-name="P43">Alexandre Pandino <text:span text:style-name="T358">Azevedo </text:span>– <text:span text:style-name="T358">Analista em Ciência e Tecnológia </text:span><text:s/>(<text:span text:style-name="T358">Participou de reuniões com os Município</text:span>)</text:p>
      <text:p text:style-name="P43">Carlos José Bauer – Superintendente Substituto da SPU/SC (revisão do texto)</text:p>
      <text:p text:style-name="P43">Teles<text:span text:style-name="T358">magno Neves Teles – Especialista em Políticas Públicas e Gestão Governamental</text:span> <text:span text:style-name="T343">(Diagnóstico dos processos da DIRFH e Seminário)</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1T17:31:53.522000000</dc:date>
    <meta:editing-duration>P1DT3H20M13S</meta:editing-duration>
    <meta:editing-cycles>108</meta:editing-cycles>
    <meta:generator>LibreOffice/4.1.4.2$Windows_x86 LibreOffice_project/0a0440ccc0227ad9829de5f46be37cfb6edcf72</meta:generator>
    <meta:print-date>2019-12-05T10:28:08.443000000</meta:print-date>
    <meta:document-statistic meta:table-count="7" meta:image-count="0" meta:object-count="0" meta:page-count="9" meta:paragraph-count="220" meta:word-count="3752" meta:character-count="25287" meta:non-whitespace-character-count="21770"/>
  </office:meta>
</office:document-meta>
</file>